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22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5970280003893" calcext:value-type="float">
            <text:p>1.0597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96525096525096" calcext:value-type="float">
            <text:p>0.9965</text:p>
          </table:table-cell>
          <table:table-cell table:formula="of:= AVERAGE([.T36:.T42])" office:value-type="float" office:value="1.0234093637455" calcext:value-type="float">
            <text:p>1.0234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38652938652937" calcext:value-type="float">
            <text:p>0.9387</text:p>
          </table:table-cell>
          <table:table-cell table:formula="of:= AVERAGE([.T38:.T42])" office:value-type="float" office:value="0.985714285714286" calcext:value-type="float">
            <text:p>0.9857</text:p>
          </table:table-cell>
          <table:table-cell table:formula="of:= AVERAGE([.T37:.T43])" office:value-type="float" office:value="0.965986394557823" calcext:value-type="float">
            <text:p>0.966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92.9722222222222" calcext:value-type="float">
            <text:p>92,97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5.14285714285714" calcext:value-type="float">
            <text:p>5,1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857142857142857" calcext:value-type="float">
            <text:p>0.8571</text:p>
          </table:table-cell>
          <table:table-cell table:formula="of:= AVERAGE([.T40:.T42])" office:value-type="float" office:value="0.902616902616903" calcext:value-type="float">
            <text:p>0.9026</text:p>
          </table:table-cell>
          <table:table-cell table:formula="of:= AVERAGE([.T39:.T43])" office:value-type="float" office:value="0.919047619047618" calcext:value-type="float">
            <text:p>0.9190</text:p>
          </table:table-cell>
          <table:table-cell table:formula="of:= AVERAGE([.T38:.T44])" office:value-type="float" office:value="0.969649398220827" calcext:value-type="float">
            <text:p>0.9696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07.428571428571" calcext:value-type="float">
            <text:p>107,43</text:p>
          </table:table-cell>
          <table:table-cell table:formula="of:= SUM([.H39:.H45]) / SUM([.F39:.F45])" office:value-type="float" office:value="93.8857142857143" calcext:value-type="float">
            <text:p>93,8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4.2" calcext:value-type="float">
            <text:p>4,2</text:p>
          </table:table-cell>
          <table:table-cell table:formula="of:=AVERAGE([.F39:.F45])" office:value-type="float" office:value="5" calcext:value-type="float">
            <text:p>5,0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945945945945946" calcext:value-type="float">
            <text:p>0.9459</text:p>
          </table:table-cell>
          <table:table-cell table:formula="of:= AVERAGE([.T41:.T43])" office:value-type="float" office:value="0.878807378807379" calcext:value-type="float">
            <text:p>0.8788</text:p>
          </table:table-cell>
          <table:table-cell table:formula="of:= AVERAGE([.T40:.T44])" office:value-type="float" office:value="0.913365013365013" calcext:value-type="float">
            <text:p>0.9134</text:p>
          </table:table-cell>
          <table:table-cell table:formula="of:= AVERAGE([.T39:.T45])" office:value-type="float" office:value="0.942080475915062" calcext:value-type="float">
            <text:p>0.9421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177.714285714286" calcext:value-type="float">
            <text:p>177,71</text:p>
          </table:table-cell>
          <table:table-cell table:formula="of:= SUM([.H41:.H45]) / SUM([.F41:.F45])" office:value-type="float" office:value="90.5416666666667" calcext:value-type="float">
            <text:p>90,54</text:p>
          </table:table-cell>
          <table:table-cell table:formula="of:= SUM([.H40:.H46]) / SUM([.F40:.F46])" office:value-type="float" office:value="90.8285714285714" calcext:value-type="float">
            <text:p>90,83</text:p>
          </table:table-cell>
          <table:table-cell table:formula="of:=AVERAGE([.F42:.F44])" office:value-type="float" office:value="2.33333333333333" calcext:value-type="float">
            <text:p>2,3</text:p>
          </table:table-cell>
          <table:table-cell table:formula="of:=AVERAGE([.F41:.F45])" office:value-type="float" office:value="4.8" calcext:value-type="float">
            <text:p>4,8</text:p>
          </table:table-cell>
          <table:table-cell table:formula="of:=AVERAGE([.F40:.F46])" office:value-type="float" office:value="5" calcext:value-type="float">
            <text:p>5,0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833333333333333" calcext:value-type="float">
            <text:p>0.8333</text:p>
          </table:table-cell>
          <table:table-cell table:formula="of:= AVERAGE([.T42:.T44])" office:value-type="float" office:value="0.934973434973435" calcext:value-type="float">
            <text:p>0.9350</text:p>
          </table:table-cell>
          <table:table-cell table:formula="of:= AVERAGE([.T41:.T45])" office:value-type="float" office:value="0.927149474517896" calcext:value-type="float">
            <text:p>0.9271</text:p>
          </table:table-cell>
          <table:table-cell table:formula="of:= AVERAGE([.T40:.T46])" office:value-type="float" office:value="0.938326722161309" calcext:value-type="float">
            <text:p>0.9383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43] + [.F44]" office:value-type="float" office:value="82371" calcext:value-type="float">
            <text:p>82 371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104" calcext:value-type="float">
            <text:p>104,00</text:p>
          </table:table-cell>
          <table:table-cell table:formula="of:= SUM([.H43:.H45]) / SUM([.F43:.F45])" office:value-type="float" office:value="90.8571428571429" calcext:value-type="float">
            <text:p>90,86</text:p>
          </table:table-cell>
          <table:table-cell table:formula="of:= SUM([.H42:.H46]) / SUM([.F42:.F46])" office:value-type="float" office:value="103.190476190476" calcext:value-type="float">
            <text:p>103,19</text:p>
          </table:table-cell>
          <table:table-cell table:formula="of:= SUM([.H41:.H47]) / SUM([.F41:.F47])" office:value-type="float" office:value="79.05" calcext:value-type="float">
            <text:p>79,05</text:p>
          </table:table-cell>
          <table:table-cell table:formula="of:=AVERAGE([.F43:.F45])" office:value-type="float" office:value="4.66666666666667" calcext:value-type="float">
            <text:p>4,7</text:p>
          </table:table-cell>
          <table:table-cell table:formula="of:=AVERAGE([.F42:.F46])" office:value-type="float" office:value="4.2" calcext:value-type="float">
            <text:p>4,2</text:p>
          </table:table-cell>
          <table:table-cell table:formula="of:=AVERAGE([.F41:.F47])" office:value-type="float" office:value="5.71428571428571" calcext:value-type="float">
            <text:p>5,7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1.02564102564103" calcext:value-type="float">
            <text:p>1.0256</text:p>
          </table:table-cell>
          <table:table-cell table:formula="of:= AVERAGE([.T43:.T45])" office:value-type="float" office:value="0.944219523166892" calcext:value-type="float">
            <text:p>0.9442</text:p>
          </table:table-cell>
          <table:table-cell table:formula="of:= AVERAGE([.T42:.T46])" office:value-type="float" office:value="0.96127645864488" calcext:value-type="float">
            <text:p>0.9613</text:p>
          </table:table-cell>
          <table:table-cell table:formula="of:= AVERAGE([.T41:.T47])" office:value-type="float" office:value="0.960095429644302" calcext:value-type="float">
            <text:p>0.9601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table:formula="of:= [.G44] + [.F45]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74.3888888888889" calcext:value-type="float">
            <text:p>74,39</text:p>
          </table:table-cell>
          <table:table-cell table:formula="of:= SUM([.H43:.H47]) / SUM([.F43:.F47])" office:value-type="float" office:value="75.3666666666667" calcext:value-type="float">
            <text:p>75,37</text:p>
          </table:table-cell>
          <table:table-cell table:formula="of:= SUM([.H42:.H48]) / SUM([.F42:.F48])" office:value-type="float" office:value="87.2702702702703" calcext:value-type="float">
            <text:p>87,27</text:p>
          </table:table-cell>
          <table:table-cell table:formula="of:=AVERAGE([.F44:.F46])" office:value-type="float" office:value="6" calcext:value-type="float">
            <text:p>6,0</text:p>
          </table:table-cell>
          <table:table-cell table:formula="of:=AVERAGE([.F43:.F47])" office:value-type="float" office:value="6" calcext:value-type="float">
            <text:p>6,0</text:p>
          </table:table-cell>
          <table:table-cell table:formula="of:=AVERAGE([.F42:.F48])" office:value-type="float" office:value="5.28571428571429" calcext:value-type="float">
            <text:p>5,3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973684210526316" calcext:value-type="float">
            <text:p>0.9737</text:p>
          </table:table-cell>
          <table:table-cell table:formula="of:= AVERAGE([.T44:.T46])" office:value-type="float" office:value="1.00903433798171" calcext:value-type="float">
            <text:p>1.0090</text:p>
          </table:table-cell>
          <table:table-cell table:formula="of:= AVERAGE([.T43:.T47])" office:value-type="float" office:value="0.983515840884262" calcext:value-type="float">
            <text:p>0.9835</text:p>
          </table:table-cell>
          <table:table-cell table:formula="of:= AVERAGE([.T42:.T48])" office:value-type="float" office:value="1.0131566541341" calcext:value-type="float">
            <text:p>1.0132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0.6176470588235" calcext:value-type="float">
            <text:p>70,62</text:p>
          </table:table-cell>
          <table:table-cell table:formula="of:= SUM([.H43:.H49]) / SUM([.F43:.F49])" office:value-type="float" office:value="88.0810810810811" calcext:value-type="float">
            <text:p>88,08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8" calcext:value-type="float">
            <text:p>6,8</text:p>
          </table:table-cell>
          <table:table-cell table:formula="of:=AVERAGE([.F43:.F49])" office:value-type="float" office:value="5.28571428571429" calcext:value-type="float">
            <text:p>5,3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2777777777778" calcext:value-type="float">
            <text:p>1.0278</text:p>
          </table:table-cell>
          <table:table-cell table:formula="of:= AVERAGE([.T45:.T47])" office:value-type="float" office:value="1.01953494848232" calcext:value-type="float">
            <text:p>1.0195</text:p>
          </table:table-cell>
          <table:table-cell table:formula="of:= AVERAGE([.T44:.T48])" office:value-type="float" office:value="1.06256345993188" calcext:value-type="float">
            <text:p>1.0626</text:p>
          </table:table-cell>
          <table:table-cell table:formula="of:= AVERAGE([.T43:.T49])" office:value-type="float" office:value="1.04230723328468" calcext:value-type="float">
            <text:p>1.0423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89" calcext:value-type="float">
            <text:p>89,00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5.28571428571429" calcext:value-type="float">
            <text:p>5,3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5714285714286" calcext:value-type="float">
            <text:p>1.0571</text:p>
          </table:table-cell>
          <table:table-cell table:formula="of:= AVERAGE([.T46:.T48])" office:value-type="float" office:value="1.10449735449735" calcext:value-type="float">
            <text:p>1.1045</text:p>
          </table:table-cell>
          <table:table-cell table:formula="of:= AVERAGE([.T45:.T49])" office:value-type="float" office:value="1.08743525480368" calcext:value-type="float">
            <text:p>1.0874</text:p>
          </table:table-cell>
          <table:table-cell table:formula="of:= AVERAGE([.T44:.T50])" office:value-type="float" office:value="1.10472679570424" calcext:value-type="float">
            <text:p>1.1047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22857142857143" calcext:value-type="float">
            <text:p>1.2286</text:p>
          </table:table-cell>
          <table:table-cell table:formula="of:= AVERAGE([.T47:.T49])" office:value-type="float" office:value="1.1452380952381" calcext:value-type="float">
            <text:p>1.1452</text:p>
          </table:table-cell>
          <table:table-cell table:formula="of:= AVERAGE([.T46:.T50])" office:value-type="float" office:value="1.14675246675247" calcext:value-type="float">
            <text:p>1.1468</text:p>
          </table:table-cell>
          <table:table-cell table:formula="of:= AVERAGE([.T45:.T51])" office:value-type="float" office:value="1.12036881134625" calcext:value-type="float">
            <text:p>1.1204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15" calcext:value-type="float">
            <text:p>1.1500</text:p>
          </table:table-cell>
          <table:table-cell table:formula="of:= AVERAGE([.T48:.T50])" office:value-type="float" office:value="1.21628056628057" calcext:value-type="float">
            <text:p>1.2163</text:p>
          </table:table-cell>
          <table:table-cell table:formula="of:= AVERAGE([.T47:.T51])" office:value-type="float" office:value="1.16822393822394" calcext:value-type="float">
            <text:p>1.1682</text:p>
          </table:table-cell>
          <table:table-cell table:formula="of:= AVERAGE([.T46:.T52])" office:value-type="float" office:value="1.16273824845253" calcext:value-type="float">
            <text:p>1.1627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27027027027027" calcext:value-type="float">
            <text:p>1.2703</text:p>
          </table:table-cell>
          <table:table-cell table:formula="of:= AVERAGE([.T49:.T51])" office:value-type="float" office:value="1.18513513513514" calcext:value-type="float">
            <text:p>1.1851</text:p>
          </table:table-cell>
          <table:table-cell table:formula="of:= AVERAGE([.T48:.T52])" office:value-type="float" office:value="1.21084942084942" calcext:value-type="float">
            <text:p>1.2108</text:p>
          </table:table-cell>
          <table:table-cell table:formula="of:= AVERAGE([.T47:.T53])" office:value-type="float" office:value="1.19863710411883" calcext:value-type="float">
            <text:p>1.1986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13513513513514" calcext:value-type="float">
            <text:p>1.1351</text:p>
          </table:table-cell>
          <table:table-cell table:formula="of:= AVERAGE([.T50:.T52])" office:value-type="float" office:value="1.22522522522523" calcext:value-type="float">
            <text:p>1.2252</text:p>
          </table:table-cell>
          <table:table-cell table:formula="of:= AVERAGE([.T49:.T53])" office:value-type="float" office:value="1.22094908862351" calcext:value-type="float">
            <text:p>1.2209</text:p>
          </table:table-cell>
          <table:table-cell table:formula="of:= AVERAGE([.T48:.T54])" office:value-type="float" office:value="1.22774091955805" calcext:value-type="float">
            <text:p>1.2277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27027027027027" calcext:value-type="float">
            <text:p>1.2703</text:p>
          </table:table-cell>
          <table:table-cell table:formula="of:= AVERAGE([.T51:.T53])" office:value-type="float" office:value="1.22815839094909" calcext:value-type="float">
            <text:p>1.2282</text:p>
          </table:table-cell>
          <table:table-cell table:formula="of:= AVERAGE([.T50:.T54])" office:value-type="float" office:value="1.24312300166699" calcext:value-type="float">
            <text:p>1.2431</text:p>
          </table:table-cell>
          <table:table-cell table:formula="of:= AVERAGE([.T49:.T55])" office:value-type="float" office:value="1.22244348143387" calcext:value-type="float">
            <text:p>1.2224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27006986764317" calcext:value-type="float">
            <text:p>1.2701</text:p>
          </table:table-cell>
          <table:table-cell table:formula="of:= AVERAGE([.T51:.T55])" office:value-type="float" office:value="1.22736681995336" calcext:value-type="float">
            <text:p>1.2274</text:p>
          </table:table-cell>
          <table:table-cell table:formula="of:= AVERAGE([.T50:.T56])" office:value-type="float" office:value="1.22482443381482" calcext:value-type="float">
            <text:p>1.2248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3367312625966" calcext:value-type="float">
            <text:p>1.2337</text:p>
          </table:table-cell>
          <table:table-cell table:formula="of:= AVERAGE([.T51:.T57])" office:value-type="float" office:value="1.19533293623821" calcext:value-type="float">
            <text:p>1.1953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19161233251761" calcext:value-type="float">
            <text:p>1.191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office:value-type="float" office:value="54" calcext:value-type="float">
            <text:p>54</text:p>
          </table:table-cell>
          <table:table-cell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4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4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office:value-type="float" office:value="75" calcext:value-type="float">
            <text:p>75</text:p>
          </table:table-cell>
          <table:table-cell table:formula="of:= [.G85] + [.F86]" office:value-type="float" office:value="83227" calcext:value-type="float">
            <text:p>83 227</text:p>
          </table:table-cell>
          <table:table-cell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style-name="ce34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style-name="ce34" table:formula="of:= AVERAGE([.X83:.X89])" office:value-type="float" office:value="1.70656038454989" calcext:value-type="float">
            <text:p>1.7066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office:value-type="float" office:value="114" calcext:value-type="float">
            <text:p>114</text:p>
          </table:table-cell>
          <table:table-cell table:formula="of:= [.G86] + [.F87]" office:value-type="float" office:value="83341" calcext:value-type="float">
            <text:p>83 341</text:p>
          </table:table-cell>
          <table:table-cell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style-name="ce34"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7755689144385" calcext:value-type="float">
            <text:p>1.6776</text:p>
          </table:table-cell>
          <table:table-cell table:style-name="ce34" table:formula="of:= AVERAGE([.X84:.X90])" office:value-type="float" office:value="1.61737568620135" calcext:value-type="float">
            <text:p>1.6174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office:value-type="float" office:value="97" calcext:value-type="float">
            <text:p>97</text:p>
          </table:table-cell>
          <table:table-cell table:formula="of:= [.G87] + [.F88]" office:value-type="float" office:value="83438" calcext:value-type="float">
            <text:p>83 438</text:p>
          </table:table-cell>
          <table:table-cell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8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1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1" table:formula="of:=AVERAGE([.H85:.H91])" office:value-type="float" office:value="3994" calcext:value-type="float">
            <text:p>3 994,0</text:p>
          </table:table-cell>
          <table:table-cell table:style-name="ce34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4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style-name="ce34" table:formula="of:= AVERAGE([.T85:.T91])" office:value-type="float" office:value="0.914714983292016" calcext:value-type="float">
            <text:p>0.9147</text:p>
          </table:table-cell>
          <table:table-cell table:style-name="ce34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8403499070216" calcext:value-type="float">
            <text:p>1.5840</text:p>
          </table:table-cell>
          <table:table-cell table:formula="of:= AVERAGE([.X86:.X90])" office:value-type="float" office:value="1.53258874454506" calcext:value-type="float">
            <text:p>1.5326</text:p>
          </table:table-cell>
          <table:table-cell table:style-name="ce34" table:formula="of:= AVERAGE([.X85:.X91])" office:value-type="float" office:value="1.4756019379968" calcext:value-type="float">
            <text:p>1.475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office:value-type="float" office:value="40" calcext:value-type="float">
            <text:p>40</text:p>
          </table:table-cell>
          <table:table-cell table:formula="of:= [.G88] + [.F89]" office:value-type="float" office:value="83478" calcext:value-type="float">
            <text:p>83 478</text:p>
          </table:table-cell>
          <table:table-cell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style-name="ce28" table:formula="of:= SUM([.H86:.H92]) / SUM([.F86:.F92])" office:value-type="float" office:value="83.5441176470588" calcext:value-type="float">
            <text:p>83,54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style-name="ce31" table:formula="of:=AVERAGE([.F86:.F92])" office:value-type="float" office:value="48.5714285714286" calcext:value-type="float">
            <text:p>48,6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style-name="ce31" table:formula="of:=AVERAGE([.H86:.H92])" office:value-type="float" office:value="4057.85714285714" calcext:value-type="float">
            <text:p>4 057,9</text:p>
          </table:table-cell>
          <table:table-cell table:style-name="ce34"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6" calcext:value-type="float">
            <text:p>0.6978</text:p>
          </table:table-cell>
          <table:table-cell table:style-name="ce34" table:formula="of:= AVERAGE([.T86:.T92])" office:value-type="float" office:value="0.707738196922717" calcext:value-type="float">
            <text:p>0.7077</text:p>
          </table:table-cell>
          <table:table-cell table:style-name="ce34" table:formula="of:= SUM([.H86:.H92]) / SUM([.H81:.H87])" office:value-type="float" office:value="1.41543751245764" calcext:value-type="float">
            <text:p>1.4154</text:p>
          </table:table-cell>
          <table:table-cell table:formula="of:= AVERAGE([.X88:.X90])" office:value-type="float" office:value="1.3768517708115" calcext:value-type="float">
            <text:p>1.3769</text:p>
          </table:table-cell>
          <table:table-cell table:formula="of:= AVERAGE([.X87:.X91])" office:value-type="float" office:value="1.33870681617297" calcext:value-type="float">
            <text:p>1.3387</text:p>
          </table:table-cell>
          <table:table-cell table:style-name="ce34" table:formula="of:= AVERAGE([.X86:.X92])" office:value-type="float" office:value="1.29984647619243" calcext:value-type="float">
            <text:p>1.299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89] + [.F90]" office:value-type="float" office:value="83492" calcext:value-type="float">
            <text:p>83 492</text:p>
          </table:table-cell>
          <table:table-cell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37.927152317881" calcext:value-type="float">
            <text:p>137,93</text:p>
          </table:table-cell>
          <table:table-cell table:style-name="ce28" table:formula="of:= SUM([.H87:.H93]) / SUM([.F87:.F93])" office:value-type="float" office:value="94.8566037735849" calcext:value-type="float">
            <text:p>94,86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0.2" calcext:value-type="float">
            <text:p>30,2</text:p>
          </table:table-cell>
          <table:table-cell table:style-name="ce31" table:formula="of:=AVERAGE([.F87:.F93])" office:value-type="float" office:value="37.8571428571429" calcext:value-type="float">
            <text:p>37,9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165.4" calcext:value-type="float">
            <text:p>4 165,4</text:p>
          </table:table-cell>
          <table:table-cell table:style-name="ce31" table:formula="of:=AVERAGE([.H87:.H93])" office:value-type="float" office:value="3591" calcext:value-type="float">
            <text:p>3 591,0</text:p>
          </table:table-cell>
          <table:table-cell table:style-name="ce34"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3" calcext:value-type="float">
            <text:p>0.5052</text:p>
          </table:table-cell>
          <table:table-cell table:style-name="ce34" table:formula="of:= AVERAGE([.T87:.T93])" office:value-type="float" office:value="0.521855887586288" calcext:value-type="float">
            <text:p>0.5219</text:p>
          </table:table-cell>
          <table:table-cell table:style-name="ce34" table:formula="of:= SUM([.H87:.H93]) / SUM([.H82:.H88])" office:value-type="float" office:value="1.11146975592501" calcext:value-type="float">
            <text:p>1.1115</text:p>
          </table:table-cell>
          <table:table-cell table:formula="of:= AVERAGE([.X89:.X91])" office:value-type="float" office:value="1.11895554040533" calcext:value-type="float">
            <text:p>1.1190</text:p>
          </table:table-cell>
          <table:table-cell table:formula="of:= AVERAGE([.X88:.X92])" office:value-type="float" office:value="1.11330738461124" calcext:value-type="float">
            <text:p>1.1133</text:p>
          </table:table-cell>
          <table:table-cell table:style-name="ce34" table:formula="of:= AVERAGE([.X87:.X93])" office:value-type="float" office:value="1.10224518469575" calcext:value-type="float">
            <text:p>1.102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table:formula="of:= [.D90] + [.C91]" office:value-type="float" office:value="1716514" calcext:value-type="float">
            <text:p>1 716 51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0] + [.F91]" office:value-type="float" office:value="83492" calcext:value-type="float">
            <text:p>83 492</text:p>
          </table:table-cell>
          <table:table-cell office:value-type="float" office:value="4050" calcext:value-type="float">
            <text:p>4 050</text:p>
          </table:table-cell>
          <table:table-cell table:style-name="ce6" table:formula="of:= [.I90] + [.H91]" office:value-type="float" office:value="484243" calcext:value-type="float">
            <text:p>484 243</text:p>
          </table:table-cell>
          <table:table-cell table:style-name="ce28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831" calcext:value-type="float">
            <text:p>831,00</text:p>
          </table:table-cell>
          <table:table-cell table:formula="of:= SUM([.H89:.H93]) / SUM([.F89:.F93])" office:value-type="float" office:value="301.5" calcext:value-type="float">
            <text:p>301,50</text:p>
          </table:table-cell>
          <table:table-cell table:style-name="ce28" table:formula="of:= SUM([.H88:.H94]) / SUM([.F88:.F94])" office:value-type="float" office:value="137.927152317881" calcext:value-type="float">
            <text:p>137,93</text:p>
          </table:table-cell>
          <table:table-cell table:formula="of:=AVERAGE([.F90:.F92])" office:value-type="float" office:value="4.66666666666667" calcext:value-type="float">
            <text:p>4,7</text:p>
          </table:table-cell>
          <table:table-cell table:formula="of:=AVERAGE([.F89:.F93])" office:value-type="float" office:value="10.8" calcext:value-type="float">
            <text:p>10,8</text:p>
          </table:table-cell>
          <table:table-cell table:style-name="ce31" table:formula="of:=AVERAGE([.F88:.F94])" office:value-type="float" office:value="21.5714285714286" calcext:value-type="float">
            <text:p>21,6</text:p>
          </table:table-cell>
          <table:table-cell table:formula="of:=AVERAGE([.H90:.H92])" office:value-type="float" office:value="3878" calcext:value-type="float">
            <text:p>3 878,0</text:p>
          </table:table-cell>
          <table:table-cell table:formula="of:=AVERAGE([.H89:.H93])" office:value-type="float" office:value="3256.2" calcext:value-type="float">
            <text:p>3 256,2</text:p>
          </table:table-cell>
          <table:table-cell table:style-name="ce31" table:formula="of:=AVERAGE([.H88:.H94])" office:value-type="float" office:value="2975.28571428571" calcext:value-type="float">
            <text:p>2 975,3</text:p>
          </table:table-cell>
          <table:table-cell table:style-name="ce34"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4" calcext:value-type="float">
            <text:p>0.3347</text:p>
          </table:table-cell>
          <table:table-cell table:style-name="ce34" table:formula="of:= AVERAGE([.T88:.T94])" office:value-type="float" office:value="0.366243642688329" calcext:value-type="float">
            <text:p>0.3662</text:p>
          </table:table-cell>
          <table:table-cell table:style-name="ce34" table:formula="of:= SUM([.H88:.H94]) / SUM([.H83:.H89])" office:value-type="float" office:value="0.829959352833347" calcext:value-type="float">
            <text:p>0.8300</text:p>
          </table:table-cell>
          <table:table-cell table:formula="of:= AVERAGE([.X90:.X92])" office:value-type="float" office:value="0.849150455515574" calcext:value-type="float">
            <text:p>0.8492</text:p>
          </table:table-cell>
          <table:table-cell table:formula="of:= AVERAGE([.X89:.X93])" office:value-type="float" office:value="0.87580976664428" calcext:value-type="float">
            <text:p>0.8758</text:p>
          </table:table-cell>
          <table:table-cell table:style-name="ce34" table:formula="of:= AVERAGE([.X88:.X94])" office:value-type="float" office:value="0.891445192239529" calcext:value-type="float">
            <text:p>0.891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17" office:value-type="float" office:value="724" calcext:value-type="float">
            <text:p>724</text:p>
          </table:table-cell>
          <table:table-cell table:style-name="ce17" table:formula="of:= [.D91] + [.C92]" office:value-type="float" office:value="1717238" calcext:value-type="float">
            <text:p>1 717 23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1] + [.F92]" office:value-type="float" office:value="83492" calcext:value-type="float">
            <text:p>83 492</text:p>
          </table:table-cell>
          <table:table-cell office:value-type="float" office:value="3261" calcext:value-type="float">
            <text:p>3 261</text:p>
          </table:table-cell>
          <table:table-cell table:style-name="ce6" table:formula="of:= [.I91] + [.H92]" office:value-type="float" office:value="487504" calcext:value-type="float">
            <text:p>487 504</text:p>
          </table:table-cell>
          <table:table-cell table:style-name="ce28" table:formula="of:= [.H92] / [.F92]" office:value-type="string" office:string-value="" calcext:value-type="error">
            <text:p>#DIV/0!</text:p>
          </table:table-cell>
          <table:table-cell table:style-name="ce28" table:formula="of:= SUM([.H91:.H93]) / SUM([.F91:.F93])" office:value-type="string" office:string-value="" calcext:value-type="error">
            <text:p>#DIV/0!</text:p>
          </table:table-cell>
          <table:table-cell table:style-name="ce28" table:formula="of:= SUM([.H90:.H94]) / SUM([.F90:.F94])" office:value-type="float" office:value="831" calcext:value-type="float">
            <text:p>831,00</text:p>
          </table:table-cell>
          <table:table-cell table:style-name="ce28" table:formula="of:= SUM([.H89:.H95]) / SUM([.F89:.F95])" office:value-type="float" office:value="301.518518518519" calcext:value-type="float">
            <text:p>301,52</text:p>
          </table:table-cell>
          <table:table-cell table:style-name="ce31" table:formula="of:=AVERAGE([.F91:.F93])" office:value-type="float" office:value="0" calcext:value-type="float">
            <text:p>0,0</text:p>
          </table:table-cell>
          <table:table-cell table:style-name="ce31" table:formula="of:=AVERAGE([.F90:.F94])" office:value-type="float" office:value="2.8" calcext:value-type="float">
            <text:p>2,8</text:p>
          </table:table-cell>
          <table:table-cell table:style-name="ce31" table:formula="of:=AVERAGE([.F89:.F95])" office:value-type="float" office:value="7.71428571428571" calcext:value-type="float">
            <text:p>7,7</text:p>
          </table:table-cell>
          <table:table-cell table:style-name="ce31" table:formula="of:=AVERAGE([.H91:.H93])" office:value-type="float" office:value="2437" calcext:value-type="float">
            <text:p>2 437,0</text:p>
          </table:table-cell>
          <table:table-cell table:style-name="ce31" table:formula="of:=AVERAGE([.H90:.H94])" office:value-type="float" office:value="2326.8" calcext:value-type="float">
            <text:p>2 326,8</text:p>
          </table:table-cell>
          <table:table-cell table:style-name="ce31" table:formula="of:=AVERAGE([.H89:.H95])" office:value-type="float" office:value="2326" calcext:value-type="float">
            <text:p>2 326,0</text:p>
          </table:table-cell>
          <table:table-cell table:style-name="ce34"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style-name="ce34" table:formula="of:= AVERAGE([.T89:.T95])" office:value-type="float" office:value="0.239070100240324" calcext:value-type="float">
            <text:p>0.2391</text:p>
          </table:table-cell>
          <table:table-cell table:style-name="ce34" table:formula="of:= SUM([.H89:.H95]) / SUM([.H84:.H90])" office:value-type="float" office:value="0.606022257788365" calcext:value-type="float">
            <text:p>0.6060</text:p>
          </table:table-cell>
          <table:table-cell table:formula="of:= AVERAGE([.X91:.X93])" office:value-type="float" office:value="0.617380521612917" calcext:value-type="float">
            <text:p>0.6174</text:p>
          </table:table-cell>
          <table:table-cell table:formula="of:= AVERAGE([.X90:.X94])" office:value-type="float" office:value="0.644206157833442" calcext:value-type="float">
            <text:p>0.6442</text:p>
          </table:table-cell>
          <table:table-cell table:style-name="ce34" table:formula="of:= AVERAGE([.X89:.X95])" office:value-type="float" office:value="0.680891024033689" calcext:value-type="float">
            <text:p>0.6809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ce17" office:value-type="float" office:value="1435" calcext:value-type="float">
            <text:p>1 435</text:p>
          </table:table-cell>
          <table:table-cell table:style-name="ce17" table:formula="of:= [.D92] + [.C93]" office:value-type="float" office:value="1718673" calcext:value-type="float">
            <text:p>1 718 67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2] + [.F9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2] + [.H93]" office:value-type="float" office:value="487504" calcext:value-type="float">
            <text:p>487 504</text:p>
          </table:table-cell>
          <table:table-cell table:style-name="ce28" table:formula="of:= [.H93] / [.F93]" office:value-type="string" office:string-value="" calcext:value-type="error">
            <text:p>#DIV/0!</text:p>
          </table:table-cell>
          <table:table-cell table:style-name="ce28" table:formula="of:= SUM([.H92:.H94]) / SUM([.F92:.F94])" office:value-type="string" office:string-value="" calcext:value-type="error">
            <text:p>#DIV/0!</text:p>
          </table:table-cell>
          <table:table-cell table:style-name="ce28" table:formula="of:= SUM([.H91:.H95]) / SUM([.F91:.F95])" office:value-type="string" office:string-value="" calcext:value-type="error">
            <text:p>#DIV/0!</text:p>
          </table:table-cell>
          <table:table-cell table:style-name="ce28" table:formula="of:= SUM([.H90:.H96]) / SUM([.F90:.F96])" office:value-type="float" office:value="831.071428571429" calcext:value-type="float">
            <text:p>831,07</text:p>
          </table:table-cell>
          <table:table-cell table:style-name="ce31" table:formula="of:=AVERAGE([.F92:.F94])" office:value-type="float" office:value="0" calcext:value-type="float">
            <text:p>0,0</text:p>
          </table:table-cell>
          <table:table-cell table:style-name="ce31" table:formula="of:=AVERAGE([.F91:.F95])" office:value-type="float" office:value="0" calcext:value-type="float">
            <text:p>0,0</text:p>
          </table:table-cell>
          <table:table-cell table:style-name="ce31" table:formula="of:=AVERAGE([.F90:.F96])" office:value-type="float" office:value="2" calcext:value-type="float">
            <text:p>2,0</text:p>
          </table:table-cell>
          <table:table-cell table:style-name="ce31" table:formula="of:=AVERAGE([.H92:.H94])" office:value-type="float" office:value="1087" calcext:value-type="float">
            <text:p>1 087,0</text:p>
          </table:table-cell>
          <table:table-cell table:style-name="ce31" table:formula="of:=AVERAGE([.H91:.H95])" office:value-type="float" office:value="1462.4" calcext:value-type="float">
            <text:p>1 462,4</text:p>
          </table:table-cell>
          <table:table-cell table:style-name="ce31" table:formula="of:=AVERAGE([.H90:.H96])" office:value-type="float" office:value="1662.14285714286" calcext:value-type="float">
            <text:p>1 662,1</text:p>
          </table:table-cell>
          <table:table-cell table:style-name="ce34"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style-name="ce34" table:formula="of:= AVERAGE([.T90:.T96])" office:value-type="float" office:value="0.139128889188002" calcext:value-type="float">
            <text:p>0.1391</text:p>
          </table:table-cell>
          <table:table-cell table:style-name="ce34" table:formula="of:= SUM([.H90:.H96]) / SUM([.H85:.H91])" office:value-type="float" office:value="0.41615995421704" calcext:value-type="float">
            <text:p>0.4162</text:p>
          </table:table-cell>
          <table:table-cell table:formula="of:= AVERAGE([.X92:.X94])" office:value-type="float" office:value="0.426533893469618" calcext:value-type="float">
            <text:p>0.4265</text:p>
          </table:table-cell>
          <table:table-cell table:formula="of:= AVERAGE([.X91:.X95])" office:value-type="float" office:value="0.447865979970635" calcext:value-type="float">
            <text:p>0.4479</text:p>
          </table:table-cell>
          <table:table-cell table:style-name="ce34" table:formula="of:= AVERAGE([.X90:.X96])" office:value-type="float" office:value="0.478692524339232" calcext:value-type="float">
            <text:p>0.4787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ce17" office:value-type="float" office:value="667" calcext:value-type="float">
            <text:p>667</text:p>
          </table:table-cell>
          <table:table-cell table:style-name="ce17" table:formula="of:= [.D93] + [.C94]" office:value-type="float" office:value="1719340" calcext:value-type="float">
            <text:p>1 719 34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3] + [.F9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3] + [.H94]" office:value-type="float" office:value="487504" calcext:value-type="float">
            <text:p>487 504</text:p>
          </table:table-cell>
          <table:table-cell table:style-name="ce28" table:formula="of:= [.H94] / [.F94]" office:value-type="string" office:string-value="" calcext:value-type="error">
            <text:p>#DIV/0!</text:p>
          </table:table-cell>
          <table:table-cell table:style-name="ce28" table:formula="of:= SUM([.H93:.H95]) / SUM([.F93:.F95])" office:value-type="string" office:string-value="" calcext:value-type="error">
            <text:p>#DIV/0!</text:p>
          </table:table-cell>
          <table:table-cell table:style-name="ce28" table:formula="of:= SUM([.H92:.H96]) / SUM([.F92:.F96])" office:value-type="string" office:string-value="" calcext:value-type="error">
            <text:p>#DIV/0!</text:p>
          </table:table-cell>
          <table:table-cell table:style-name="ce28" table:formula="of:= SUM([.H91:.H97]) / SUM([.F91:.F97])" office:value-type="string" office:string-value="" calcext:value-type="error">
            <text:p>#DIV/0!</text:p>
          </table:table-cell>
          <table:table-cell table:style-name="ce31" table:formula="of:=AVERAGE([.F93:.F95])" office:value-type="float" office:value="0" calcext:value-type="float">
            <text:p>0,0</text:p>
          </table:table-cell>
          <table:table-cell table:style-name="ce31" table:formula="of:=AVERAGE([.F92:.F96])" office:value-type="float" office:value="0" calcext:value-type="float">
            <text:p>0,0</text:p>
          </table:table-cell>
          <table:table-cell table:style-name="ce31" table:formula="of:=AVERAGE([.F91:.F97])" office:value-type="float" office:value="0" calcext:value-type="float">
            <text:p>0,0</text:p>
          </table:table-cell>
          <table:table-cell table:style-name="ce31" table:formula="of:=AVERAGE([.H93:.H95])" office:value-type="float" office:value="0.333333333333333" calcext:value-type="float">
            <text:p>0,3</text:p>
          </table:table-cell>
          <table:table-cell table:style-name="ce31" table:formula="of:=AVERAGE([.H92:.H96])" office:value-type="float" office:value="652.4" calcext:value-type="float">
            <text:p>652,4</text:p>
          </table:table-cell>
          <table:table-cell table:style-name="ce31" table:formula="of:=AVERAGE([.H91:.H97])" office:value-type="float" office:value="1044.57142857143" calcext:value-type="float">
            <text:p>1 044,6</text:p>
          </table:table-cell>
          <table:table-cell table:style-name="ce34"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style-name="ce34" table:formula="of:= AVERAGE([.T91:.T97])" office:value-type="float" office:value="0.0667442948148797" calcext:value-type="float">
            <text:p>0.0667</text:p>
          </table:table-cell>
          <table:table-cell table:style-name="ce34" table:formula="of:= SUM([.H91:.H97]) / SUM([.H86:.H92])" office:value-type="float" office:value="0.25741946840345" calcext:value-type="float">
            <text:p>0.2574</text:p>
          </table:table-cell>
          <table:table-cell table:formula="of:= AVERAGE([.X93:.X95])" office:value-type="float" office:value="0.267782763077154" calcext:value-type="float">
            <text:p>0.2678</text:p>
          </table:table-cell>
          <table:table-cell table:formula="of:= AVERAGE([.X92:.X96])" office:value-type="float" office:value="0.281883712323253" calcext:value-type="float">
            <text:p>0.2819</text:p>
          </table:table-cell>
          <table:table-cell table:style-name="ce34" table:formula="of:= AVERAGE([.X91:.X97])" office:value-type="float" office:value="0.319919904566555" calcext:value-type="float">
            <text:p>0.3199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ce17" office:value-type="float" office:value="332" calcext:value-type="float">
            <text:p>332</text:p>
          </table:table-cell>
          <table:table-cell table:style-name="ce17" table:formula="of:= [.D94] + [.C95]" office:value-type="float" office:value="1719672" calcext:value-type="float">
            <text:p>1 719 672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4] + [.F9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94] + [.H95]" office:value-type="float" office:value="487505" calcext:value-type="float">
            <text:p>487 505</text:p>
          </table:table-cell>
          <table:table-cell table:style-name="ce28" table:formula="of:= [.H95] / [.F95]" office:value-type="string" office:string-value="" calcext:value-type="error">
            <text:p>#DIV/0!</text:p>
          </table:table-cell>
          <table:table-cell table:style-name="ce28" table:formula="of:= SUM([.H94:.H96]) / SUM([.F94:.F96])" office:value-type="string" office:string-value="" calcext:value-type="error">
            <text:p>#DIV/0!</text:p>
          </table:table-cell>
          <table:table-cell table:style-name="ce28" table:formula="of:= SUM([.H93:.H97]) / SUM([.F93:.F97])" office:value-type="string" office:string-value="" calcext:value-type="error">
            <text:p>#DIV/0!</text:p>
          </table:table-cell>
          <table:table-cell table:style-name="ce28" table:formula="of:= SUM([.H92:.H98]) / SUM([.F92:.F98])" office:value-type="string" office:string-value="" calcext:value-type="error">
            <text:p>#DIV/0!</text:p>
          </table:table-cell>
          <table:table-cell table:style-name="ce31" table:formula="of:=AVERAGE([.F94:.F96])" office:value-type="float" office:value="0" calcext:value-type="float">
            <text:p>0,0</text:p>
          </table:table-cell>
          <table:table-cell table:style-name="ce31" table:formula="of:=AVERAGE([.F93:.F97])" office:value-type="float" office:value="0" calcext:value-type="float">
            <text:p>0,0</text:p>
          </table:table-cell>
          <table:table-cell table:style-name="ce31" table:formula="of:=AVERAGE([.F92:.F98])" office:value-type="float" office:value="0" calcext:value-type="float">
            <text:p>0,0</text:p>
          </table:table-cell>
          <table:table-cell table:style-name="ce31" table:formula="of:=AVERAGE([.H94:.H96])" office:value-type="float" office:value="0.333333333333333" calcext:value-type="float">
            <text:p>0,3</text:p>
          </table:table-cell>
          <table:table-cell table:style-name="ce31" table:formula="of:=AVERAGE([.H93:.H97])" office:value-type="float" office:value="0.2" calcext:value-type="float">
            <text:p>0,2</text:p>
          </table:table-cell>
          <table:table-cell table:style-name="ce31" table:formula="of:=AVERAGE([.H92:.H98])" office:value-type="float" office:value="466" calcext:value-type="float">
            <text:p>466,0</text:p>
          </table:table-cell>
          <table:table-cell table:style-name="ce34"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style-name="ce34" table:formula="of:= AVERAGE([.T92:.T98])" office:value-type="float" office:value="0.023428173185505" calcext:value-type="float">
            <text:p>0.0234</text:p>
          </table:table-cell>
          <table:table-cell table:style-name="ce34" table:formula="of:= SUM([.H92:.H98]) / SUM([.H87:.H93])" office:value-type="float" office:value="0.129768866610972" calcext:value-type="float">
            <text:p>0.1298</text:p>
          </table:table-cell>
          <table:table-cell table:formula="of:= AVERAGE([.X94:.X96])" office:value-type="float" office:value="0.12907878320362" calcext:value-type="float">
            <text:p>0.1291</text:p>
          </table:table-cell>
          <table:table-cell table:formula="of:= AVERAGE([.X93:.X97])" office:value-type="float" office:value="0.160691544268835" calcext:value-type="float">
            <text:p>0.1607</text:p>
          </table:table-cell>
          <table:table-cell table:style-name="ce34" table:formula="of:= AVERAGE([.X92:.X98])" office:value-type="float" office:value="0.201366560957789" calcext:value-type="float">
            <text:p>0.2014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table:formula="of:= [.D95] + [.C96]" office:value-type="float" office:value="1719893" calcext:value-type="float">
            <text:p>1 719 89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5] + [.F9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5] + [.H96]" office:value-type="float" office:value="487505" calcext:value-type="float">
            <text:p>487 505</text:p>
          </table:table-cell>
          <table:table-cell table:style-name="ce28"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style-name="ce28"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float" office:value="0" calcext:value-type="float">
            <text:p>0,0</text:p>
          </table:table-cell>
          <table:table-cell table:formula="of:=AVERAGE([.F94:.F98])" office:value-type="float" office:value="0" calcext:value-type="float">
            <text:p>0,0</text:p>
          </table:table-cell>
          <table:table-cell table:style-name="ce31" table:formula="of:=AVERAGE([.F93:.F99])" office:value-type="float" office:value="0" calcext:value-type="float">
            <text:p>0,0</text:p>
          </table:table-cell>
          <table:table-cell table:formula="of:=AVERAGE([.H95:.H97])" office:value-type="float" office:value="0.333333333333333" calcext:value-type="float">
            <text:p>0,3</text:p>
          </table:table-cell>
          <table:table-cell table:formula="of:=AVERAGE([.H94:.H98])" office:value-type="float" office:value="0.2" calcext:value-type="float">
            <text:p>0,2</text:p>
          </table:table-cell>
          <table:table-cell table:style-name="ce31" table:formula="of:=AVERAGE([.H93:.H99])" office:value-type="float" office:value="0.142857142857143" calcext:value-type="float">
            <text:p>0,1</text:p>
          </table:table-cell>
          <table:table-cell table:style-name="ce34"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style-name="ce34" table:formula="of:= AVERAGE([.T93:.T99])" office:value-type="string" office:string-value="" calcext:value-type="error">
            <text:p>#DIV/0!</text:p>
          </table:table-cell>
          <table:table-cell table:style-name="ce34" table:formula="of:= SUM([.H93:.H99]) / SUM([.H88:.H94])" office:value-type="float" office:value="0.0000480145964373169" calcext:value-type="float">
            <text:p>0.0000</text:p>
          </table:table-cell>
          <table:table-cell table:formula="of:= AVERAGE([.X95:.X97])" office:value-type="float" office:value="0.0432927662412283" calcext:value-type="float">
            <text:p>0.0433</text:p>
          </table:table-cell>
          <table:table-cell table:formula="of:= AVERAGE([.X94:.X98])" office:value-type="float" office:value="0.0774767429398232" calcext:value-type="float">
            <text:p>0.0775</text:p>
          </table:table-cell>
          <table:table-cell table:style-name="ce34" table:formula="of:= AVERAGE([.X93:.X99])" office:value-type="float" office:value="0.114791952702308" calcext:value-type="float">
            <text:p>0.1148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table:formula="of:= [.D96] + [.C97]" office:value-type="float" office:value="1720029" calcext:value-type="float">
            <text:p>1 720 02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6] + [.F9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6] + [.H97]" office:value-type="float" office:value="487505" calcext:value-type="float">
            <text:p>487 505</text:p>
          </table:table-cell>
          <table:table-cell table:style-name="ce28"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style-name="ce28"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float" office:value="0" calcext:value-type="float">
            <text:p>0,0</text:p>
          </table:table-cell>
          <table:table-cell table:formula="of:=AVERAGE([.F95:.F99])" office:value-type="float" office:value="0" calcext:value-type="float">
            <text:p>0,0</text:p>
          </table:table-cell>
          <table:table-cell table:style-name="ce31" table:formula="of:=AVERAGE([.F94:.F100])" office:value-type="float" office:value="0" calcext:value-type="float">
            <text:p>0,0</text:p>
          </table:table-cell>
          <table:table-cell table:formula="of:=AVERAGE([.H96:.H98])" office:value-type="float" office:value="0" calcext:value-type="float">
            <text:p>0,0</text:p>
          </table:table-cell>
          <table:table-cell table:formula="of:=AVERAGE([.H95:.H99])" office:value-type="float" office:value="0.2" calcext:value-type="float">
            <text:p>0,2</text:p>
          </table:table-cell>
          <table:table-cell table:style-name="ce31" table:formula="of:=AVERAGE([.H94:.H100])" office:value-type="float" office:value="0.142857142857143" calcext:value-type="float">
            <text:p>0,1</text:p>
          </table:table-cell>
          <table:table-cell table:style-name="ce34"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style-name="ce34" table:formula="of:= SUM([.H94:.H100]) / SUM([.H89:.H95])" office:value-type="float" office:value="0.0000614175162756418" calcext:value-type="float">
            <text:p>0.0001</text:p>
          </table:table-cell>
          <table:table-cell table:formula="of:= AVERAGE([.X96:.X98])" office:value-type="float" office:value="0.0000651265615646834" calcext:value-type="float">
            <text:p>0.0001</text:p>
          </table:table-cell>
          <table:table-cell table:formula="of:= AVERAGE([.X95:.X99])" office:value-type="float" office:value="0.0259928492591332" calcext:value-type="float">
            <text:p>0.0260</text:p>
          </table:table-cell>
          <table:table-cell table:formula="of:= AVERAGE([.X94:.X100])" office:value-type="float" office:value="0.0553405306713023" calcext:value-type="float">
            <text:p>0.0553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 table:style-name="ce17" office:value-type="float" office:value="57" calcext:value-type="float">
            <text:p>57</text:p>
          </table:table-cell>
          <table:table-cell table:style-name="ce17" table:formula="of:= [.D97] + [.C98]" office:value-type="float" office:value="1720086" calcext:value-type="float">
            <text:p>1 720 08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7] + [.F9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7] + [.H98]" office:value-type="float" office:value="487505" calcext:value-type="float">
            <text:p>487 505</text:p>
          </table:table-cell>
          <table:table-cell table:style-name="ce28"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style-name="ce28"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float" office:value="0" calcext:value-type="float">
            <text:p>0,0</text:p>
          </table:table-cell>
          <table:table-cell table:formula="of:=AVERAGE([.F96:.F100])" office:value-type="float" office:value="0" calcext:value-type="float">
            <text:p>0,0</text:p>
          </table:table-cell>
          <table:table-cell table:style-name="ce31" table:formula="of:=AVERAGE([.F95:.F101])" office:value-type="float" office:value="0" calcext:value-type="float">
            <text:p>0,0</text:p>
          </table:table-cell>
          <table:table-cell table:formula="of:=AVERAGE([.H97:.H99])" office:value-type="float" office:value="0" calcext:value-type="float">
            <text:p>0,0</text:p>
          </table:table-cell>
          <table:table-cell table:formula="of:=AVERAGE([.H96:.H100])" office:value-type="float" office:value="0" calcext:value-type="float">
            <text:p>0,0</text:p>
          </table:table-cell>
          <table:table-cell table:style-name="ce31" table:formula="of:=AVERAGE([.H95:.H101])" office:value-type="float" office:value="0.142857142857143" calcext:value-type="float">
            <text:p>0,1</text:p>
          </table:table-cell>
          <table:table-cell table:style-name="ce34"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style-name="ce34" table:formula="of:= AVERAGE([.T95:.T101])" office:value-type="string" office:string-value="" calcext:value-type="error">
            <text:p>#DIV/0!</text:p>
          </table:table-cell>
          <table:table-cell table:style-name="ce34" table:formula="of:= SUM([.H95:.H101]) / SUM([.H90:.H96])" office:value-type="float" office:value="0.0000859475719810915" calcext:value-type="float">
            <text:p>0.0001</text:p>
          </table:table-cell>
          <table:table-cell table:formula="of:= AVERAGE([.X97:.X99])" office:value-type="float" office:value="0.0000491216960855778" calcext:value-type="float">
            <text:p>0.0000</text:p>
          </table:table-cell>
          <table:table-cell table:formula="of:= AVERAGE([.X96:.X100])" office:value-type="float" office:value="0.0000390759369388101" calcext:value-type="float">
            <text:p>0.0000</text:p>
          </table:table-cell>
          <table:table-cell table:style-name="ce34" table:formula="of:= AVERAGE([.X95:.X101])" office:value-type="float" office:value="0.0185663208993808" calcext:value-type="float">
            <text:p>0.0186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 table:style-name="ce17" office:value-type="float" office:value="49" calcext:value-type="float">
            <text:p>49</text:p>
          </table:table-cell>
          <table:table-cell table:style-name="ce17" table:formula="of:= [.D98] + [.C99]" office:value-type="float" office:value="1720135" calcext:value-type="float">
            <text:p>1 720 13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8] + [.F9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8] + [.H99]" office:value-type="float" office:value="487505" calcext:value-type="float">
            <text:p>487 505</text:p>
          </table:table-cell>
          <table:table-cell table:style-name="ce28"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style-name="ce28"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float" office:value="0" calcext:value-type="float">
            <text:p>0,0</text:p>
          </table:table-cell>
          <table:table-cell table:formula="of:=AVERAGE([.F97:.F101])" office:value-type="float" office:value="0" calcext:value-type="float">
            <text:p>0,0</text:p>
          </table:table-cell>
          <table:table-cell table:style-name="ce31" table:formula="of:=AVERAGE([.F96:.F102])" office:value-type="float" office:value="0" calcext:value-type="float">
            <text:p>0,0</text:p>
          </table:table-cell>
          <table:table-cell table:formula="of:=AVERAGE([.H98:.H100])" office:value-type="float" office:value="0" calcext:value-type="float">
            <text:p>0,0</text:p>
          </table:table-cell>
          <table:table-cell table:formula="of:=AVERAGE([.H97:.H101])" office:value-type="float" office:value="0" calcext:value-type="float">
            <text:p>0,0</text:p>
          </table:table-cell>
          <table:table-cell table:style-name="ce31" table:formula="of:=AVERAGE([.H96:.H102])" office:value-type="float" office:value="0" calcext:value-type="float">
            <text:p>0,0</text:p>
          </table:table-cell>
          <table:table-cell table:style-name="ce34"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style-name="ce34" table:formula="of:= AVERAGE([.T96:.T102])" office:value-type="string" office:string-value="" calcext:value-type="error">
            <text:p>#DIV/0!</text:p>
          </table:table-cell>
          <table:table-cell table:style-name="ce34"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float" office:value="0.0000286491906603638" calcext:value-type="float">
            <text:p>0.0000</text:p>
          </table:table-cell>
          <table:table-cell table:formula="of:= AVERAGE([.X97:.X101])" office:value-type="float" office:value="0.0000294730176513467" calcext:value-type="float">
            <text:p>0.0000</text:p>
          </table:table-cell>
          <table:table-cell table:style-name="ce34" table:formula="of:= AVERAGE([.X96:.X102])" office:value-type="float" office:value="0.142885054240671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 table:style-name="ce17" office:value-type="float" office:value="41" calcext:value-type="float">
            <text:p>41</text:p>
          </table:table-cell>
          <table:table-cell table:style-name="ce17" table:formula="of:= [.D99] + [.C100]" office:value-type="float" office:value="1720176" calcext:value-type="float">
            <text:p>1 720 17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9] + [.F10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9] + [.H100]" office:value-type="float" office:value="487505" calcext:value-type="float">
            <text:p>487 505</text:p>
          </table:table-cell>
          <table:table-cell table:style-name="ce28"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float" office:value="0" calcext:value-type="float">
            <text:p>0,0</text:p>
          </table:table-cell>
          <table:table-cell table:formula="of:=AVERAGE([.F98:.F102])" office:value-type="float" office:value="0" calcext:value-type="float">
            <text:p>0,0</text:p>
          </table:table-cell>
          <table:table-cell table:formula="of:=AVERAGE([.F97:.F103])" office:value-type="float" office:value="0" calcext:value-type="float">
            <text:p>0,0</text:p>
          </table:table-cell>
          <table:table-cell table:formula="of:=AVERAGE([.H99:.H101])" office:value-type="float" office:value="0" calcext:value-type="float">
            <text:p>0,0</text:p>
          </table:table-cell>
          <table:table-cell table:formula="of:=AVERAGE([.H98:.H102])" office:value-type="float" office:value="0" calcext:value-type="float">
            <text:p>0,0</text:p>
          </table:table-cell>
          <table:table-cell table:formula="of:=AVERAGE([.H97:.H103])" office:value-type="float" office:value="0" calcext:value-type="float">
            <text:p>0,0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style-name="ce34"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float" office:value="0" calcext:value-type="float">
            <text:p>0.0000</text:p>
          </table:table-cell>
          <table:table-cell table:formula="of:= AVERAGE([.X99:.X101])" office:value-type="float" office:value="0" calcext:value-type="float">
            <text:p>0.0000</text:p>
          </table:table-cell>
          <table:table-cell table:formula="of:= AVERAGE([.X98:.X102])" office:value-type="float" office:value="0.200017189514396" calcext:value-type="float">
            <text:p>0.2000</text:p>
          </table:table-cell>
          <table:table-cell table:style-name="ce34" table:formula="of:= AVERAGE([.X97:.X103])" office:value-type="float" office:value="0.285735337869751" calcext:value-type="float">
            <text:p>0.2857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 table:style-name="ce17" office:value-type="float" office:value="19" calcext:value-type="float">
            <text:p>19</text:p>
          </table:table-cell>
          <table:table-cell table:style-name="ce17" table:formula="of:= [.D100] + [.C101]" office:value-type="float" office:value="1720195" calcext:value-type="float">
            <text:p>1 720 19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0] + [.F10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0] + [.H101]" office:value-type="float" office:value="487505" calcext:value-type="float">
            <text:p>487 505</text:p>
          </table:table-cell>
          <table:table-cell table:style-name="ce28"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style-name="ce28"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float" office:value="0" calcext:value-type="float">
            <text:p>0,0</text:p>
          </table:table-cell>
          <table:table-cell table:formula="of:=AVERAGE([.F99:.F103])" office:value-type="float" office:value="0" calcext:value-type="float">
            <text:p>0,0</text:p>
          </table:table-cell>
          <table:table-cell table:style-name="ce31" table:formula="of:=AVERAGE([.F98:.F104])" office:value-type="float" office:value="0" calcext:value-type="float">
            <text:p>0,0</text:p>
          </table:table-cell>
          <table:table-cell table:formula="of:=AVERAGE([.H100:.H102])" office:value-type="float" office:value="0" calcext:value-type="float">
            <text:p>0,0</text:p>
          </table:table-cell>
          <table:table-cell table:formula="of:=AVERAGE([.H99:.H103])" office:value-type="float" office:value="0" calcext:value-type="float">
            <text:p>0,0</text:p>
          </table:table-cell>
          <table:table-cell table:style-name="ce31" table:formula="of:=AVERAGE([.H98:.H104])" office:value-type="float" office:value="0" calcext:value-type="float">
            <text:p>0,0</text:p>
          </table:table-cell>
          <table:table-cell table:style-name="ce34"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style-name="ce34" table:formula="of:= AVERAGE([.T98:.T104])" office:value-type="string" office:string-value="" calcext:value-type="error">
            <text:p>#DIV/0!</text:p>
          </table:table-cell>
          <table:table-cell table:style-name="ce34" table:formula="of:= SUM([.H98:.H104]) / SUM([.H93:.H99])" office:value-type="float" office:value="0" calcext:value-type="float">
            <text:p>0.0000</text:p>
          </table:table-cell>
          <table:table-cell table:formula="of:= AVERAGE([.X100:.X102])" office:value-type="float" office:value="0.333333333333333" calcext:value-type="float">
            <text:p>0.3333</text:p>
          </table:table-cell>
          <table:table-cell table:formula="of:= AVERAGE([.X99:.X103])" office:value-type="float" office:value="0.4" calcext:value-type="float">
            <text:p>0.4000</text:p>
          </table:table-cell>
          <table:table-cell table:style-name="ce34"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 table:style-name="ce17" office:value-type="float" office:value="21" calcext:value-type="float">
            <text:p>21</text:p>
          </table:table-cell>
          <table:table-cell table:style-name="ce17" table:formula="of:= [.D101] + [.C102]" office:value-type="float" office:value="1720216" calcext:value-type="float">
            <text:p>1 720 2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1] + [.F10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1] + [.H102]" office:value-type="float" office:value="487505" calcext:value-type="float">
            <text:p>487 505</text:p>
          </table:table-cell>
          <table:table-cell table:style-name="ce28"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style-name="ce28"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float" office:value="0" calcext:value-type="float">
            <text:p>0,0</text:p>
          </table:table-cell>
          <table:table-cell table:formula="of:=AVERAGE([.F100:.F104])" office:value-type="float" office:value="0" calcext:value-type="float">
            <text:p>0,0</text:p>
          </table:table-cell>
          <table:table-cell table:style-name="ce31" table:formula="of:=AVERAGE([.F99:.F105])" office:value-type="float" office:value="0" calcext:value-type="float">
            <text:p>0,0</text:p>
          </table:table-cell>
          <table:table-cell table:formula="of:=AVERAGE([.H101:.H103])" office:value-type="float" office:value="0" calcext:value-type="float">
            <text:p>0,0</text:p>
          </table:table-cell>
          <table:table-cell table:formula="of:=AVERAGE([.H100:.H104])" office:value-type="float" office:value="0" calcext:value-type="float">
            <text:p>0,0</text:p>
          </table:table-cell>
          <table:table-cell table:style-name="ce31" table:formula="of:=AVERAGE([.H99:.H105])" office:value-type="float" office:value="0.142857142857143" calcext:value-type="float">
            <text:p>0,1</text:p>
          </table:table-cell>
          <table:table-cell table:style-name="ce34"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style-name="ce34" table:formula="of:= AVERAGE([.T99:.T105])" office:value-type="string" office:string-value="" calcext:value-type="error">
            <text:p>#DIV/0!</text:p>
          </table:table-cell>
          <table:table-cell table:style-name="ce34" table:formula="of:= SUM([.H99:.H105]) / SUM([.H94:.H100])" office:value-type="float" office:value="1" calcext:value-type="float">
            <text:p>1.0000</text:p>
          </table:table-cell>
          <table:table-cell table:formula="of:= AVERAGE([.X101:.X103])" office:value-type="float" office:value="0.666666666666667" calcext:value-type="float">
            <text:p>0.6667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style-name="ce34"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 office:value-type="float" office:value="15" calcext:value-type="float">
            <text:p>15</text:p>
          </table:table-cell>
          <table:table-cell table:formula="of:= [.D102] + [.C103]" office:value-type="float" office:value="1720231" calcext:value-type="float">
            <text:p>1 720 23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2] + [.F10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2] + [.H103]" office:value-type="float" office:value="487505" calcext:value-type="float">
            <text:p>487 505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style-name="ce28"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float" office:value="0" calcext:value-type="float">
            <text:p>0,0</text:p>
          </table:table-cell>
          <table:table-cell table:formula="of:=AVERAGE([.F101:.F105])" office:value-type="float" office:value="0" calcext:value-type="float">
            <text:p>0,0</text:p>
          </table:table-cell>
          <table:table-cell table:style-name="ce31" table:formula="of:=AVERAGE([.F100:.F106])" office:value-type="float" office:value="0" calcext:value-type="float">
            <text:p>0,0</text:p>
          </table:table-cell>
          <table:table-cell table:formula="of:=AVERAGE([.H102:.H104])" office:value-type="float" office:value="0" calcext:value-type="float">
            <text:p>0,0</text:p>
          </table:table-cell>
          <table:table-cell table:formula="of:=AVERAGE([.H101:.H105])" office:value-type="float" office:value="0.2" calcext:value-type="float">
            <text:p>0,2</text:p>
          </table:table-cell>
          <table:table-cell table:style-name="ce31" table:formula="of:=AVERAGE([.H100:.H106])" office:value-type="float" office:value="0.142857142857143" calcext:value-type="float">
            <text:p>0,1</text:p>
          </table:table-cell>
          <table:table-cell table:style-name="ce34"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style-name="ce34" table:formula="of:= AVERAGE([.T100:.T106])" office:value-type="string" office:string-value="" calcext:value-type="error">
            <text:p>#DIV/0!</text:p>
          </table:table-cell>
          <table:table-cell table:style-name="ce34" table:formula="of:= SUM([.H100:.H106]) / SUM([.H95:.H101])" office:value-type="float" office:value="1" calcext:value-type="float">
            <text:p>1.0000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style-name="ce34"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table:formula="of:= [.D103] + [.C104]" office:value-type="float" office:value="1720253" calcext:value-type="float">
            <text:p>1 720 2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3] + [.F10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3] + [.H104]" office:value-type="float" office:value="487505" calcext:value-type="float">
            <text:p>487 505</text:p>
          </table:table-cell>
          <table:table-cell table:style-name="ce28"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style-name="ce28"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float" office:value="0" calcext:value-type="float">
            <text:p>0,0</text:p>
          </table:table-cell>
          <table:table-cell table:formula="of:=AVERAGE([.F102:.F106])" office:value-type="float" office:value="0" calcext:value-type="float">
            <text:p>0,0</text:p>
          </table:table-cell>
          <table:table-cell table:style-name="ce31" table:formula="of:=AVERAGE([.F101:.F107])" office:value-type="float" office:value="0" calcext:value-type="float">
            <text:p>0,0</text:p>
          </table:table-cell>
          <table:table-cell table:formula="of:=AVERAGE([.H103:.H105])" office:value-type="float" office:value="0.333333333333333" calcext:value-type="float">
            <text:p>0,3</text:p>
          </table:table-cell>
          <table:table-cell table:formula="of:=AVERAGE([.H102:.H106])" office:value-type="float" office:value="0.2" calcext:value-type="float">
            <text:p>0,2</text:p>
          </table:table-cell>
          <table:table-cell table:style-name="ce31" table:formula="of:=AVERAGE([.H101:.H107])" office:value-type="float" office:value="0.142857142857143" calcext:value-type="float">
            <text:p>0,1</text:p>
          </table:table-cell>
          <table:table-cell table:style-name="ce34"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style-name="ce34"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formula="of:= [.D104] + [.C105]" office:value-type="float" office:value="1720271" calcext:value-type="float">
            <text:p>1 720 27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4] + [.F10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4] + [.H105]" office:value-type="float" office:value="487506" calcext:value-type="float">
            <text:p>487 506</text:p>
          </table:table-cell>
          <table:table-cell table:style-name="ce28"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style-name="ce28"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float" office:value="0" calcext:value-type="float">
            <text:p>0,0</text:p>
          </table:table-cell>
          <table:table-cell table:formula="of:=AVERAGE([.F103:.F107])" office:value-type="float" office:value="0" calcext:value-type="float">
            <text:p>0,0</text:p>
          </table:table-cell>
          <table:table-cell table:style-name="ce31" table:formula="of:=AVERAGE([.F102:.F108])" office:value-type="float" office:value="0" calcext:value-type="float">
            <text:p>0,0</text:p>
          </table:table-cell>
          <table:table-cell table:formula="of:=AVERAGE([.H104:.H106])" office:value-type="float" office:value="0.333333333333333" calcext:value-type="float">
            <text:p>0,3</text:p>
          </table:table-cell>
          <table:table-cell table:formula="of:=AVERAGE([.H103:.H107])" office:value-type="float" office:value="0.2" calcext:value-type="float">
            <text:p>0,2</text:p>
          </table:table-cell>
          <table:table-cell table:style-name="ce31" table:formula="of:=AVERAGE([.H102:.H108])" office:value-type="float" office:value="0.142857142857143" calcext:value-type="float">
            <text:p>0,1</text:p>
          </table:table-cell>
          <table:table-cell table:style-name="ce34"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style-name="ce34" table:formula="of:= AVERAGE([.T102:.T108])" office:value-type="string" office:string-value="" calcext:value-type="error">
            <text:p>#DIV/0!</text:p>
          </table:table-cell>
          <table:table-cell table:style-name="ce34"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style-name="ce34"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formula="of:= [.D105] + [.C106]" office:value-type="float" office:value="1720288" calcext:value-type="float">
            <text:p>1 720 28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5] + [.F10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5] + [.H106]" office:value-type="float" office:value="487506" calcext:value-type="float">
            <text:p>487 506</text:p>
          </table:table-cell>
          <table:table-cell table:style-name="ce28"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style-name="ce28"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float" office:value="0" calcext:value-type="float">
            <text:p>0,0</text:p>
          </table:table-cell>
          <table:table-cell table:formula="of:=AVERAGE([.F104:.F108])" office:value-type="float" office:value="0" calcext:value-type="float">
            <text:p>0,0</text:p>
          </table:table-cell>
          <table:table-cell table:style-name="ce31" table:formula="of:=AVERAGE([.F103:.F109])" office:value-type="float" office:value="0" calcext:value-type="float">
            <text:p>0,0</text:p>
          </table:table-cell>
          <table:table-cell table:formula="of:=AVERAGE([.H105:.H107])" office:value-type="float" office:value="0.333333333333333" calcext:value-type="float">
            <text:p>0,3</text:p>
          </table:table-cell>
          <table:table-cell table:formula="of:=AVERAGE([.H104:.H108])" office:value-type="float" office:value="0.2" calcext:value-type="float">
            <text:p>0,2</text:p>
          </table:table-cell>
          <table:table-cell table:style-name="ce31" table:formula="of:=AVERAGE([.H103:.H109])" office:value-type="float" office:value="0.285714285714286" calcext:value-type="float">
            <text:p>0,3</text:p>
          </table:table-cell>
          <table:table-cell table:style-name="ce34"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style-name="ce34" table:formula="of:= AVERAGE([.T103:.T109])" office:value-type="string" office:string-value="" calcext:value-type="error">
            <text:p>#DIV/0!</text:p>
          </table:table-cell>
          <table:table-cell table:style-name="ce34"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style-name="ce34"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 [.D106] + [.C107]" office:value-type="float" office:value="1720298" calcext:value-type="float">
            <text:p>1 720 29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6] + [.F10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6] + [.H107]" office:value-type="float" office:value="487506" calcext:value-type="float">
            <text:p>487 506</text:p>
          </table:table-cell>
          <table:table-cell table:style-name="ce28"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float" office:value="0" calcext:value-type="float">
            <text:p>0,0</text:p>
          </table:table-cell>
          <table:table-cell table:formula="of:=AVERAGE([.F105:.F109])" office:value-type="float" office:value="0" calcext:value-type="float">
            <text:p>0,0</text:p>
          </table:table-cell>
          <table:table-cell table:formula="of:=AVERAGE([.F104:.F110])" office:value-type="float" office:value="0" calcext:value-type="float">
            <text:p>0,0</text:p>
          </table:table-cell>
          <table:table-cell table:formula="of:=AVERAGE([.H106:.H108])" office:value-type="float" office:value="0" calcext:value-type="float">
            <text:p>0,0</text:p>
          </table:table-cell>
          <table:table-cell table:formula="of:=AVERAGE([.H105:.H109])" office:value-type="float" office:value="0.4" calcext:value-type="float">
            <text:p>0,4</text:p>
          </table:table-cell>
          <table:table-cell table:formula="of:=AVERAGE([.H104:.H110])" office:value-type="float" office:value="0.285714285714286" calcext:value-type="float">
            <text:p>0,3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style-name="ce34"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float" office:value="2" calcext:value-type="float">
            <text:p>2.0000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style-name="ce34"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7] + [.C108]" office:value-type="float" office:value="1720307" calcext:value-type="float">
            <text:p>1 720 30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7] + [.F10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7] + [.H108]" office:value-type="float" office:value="487506" calcext:value-type="float">
            <text:p>487 506</text:p>
          </table:table-cell>
          <table:table-cell table:style-name="ce28"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style-name="ce28"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float" office:value="0" calcext:value-type="float">
            <text:p>0,0</text:p>
          </table:table-cell>
          <table:table-cell table:formula="of:=AVERAGE([.F106:.F110])" office:value-type="float" office:value="0" calcext:value-type="float">
            <text:p>0,0</text:p>
          </table:table-cell>
          <table:table-cell table:style-name="ce31" table:formula="of:=AVERAGE([.F105:.F111])" office:value-type="float" office:value="0" calcext:value-type="float">
            <text:p>0,0</text:p>
          </table:table-cell>
          <table:table-cell table:formula="of:=AVERAGE([.H107:.H109])" office:value-type="float" office:value="0.333333333333333" calcext:value-type="float">
            <text:p>0,3</text:p>
          </table:table-cell>
          <table:table-cell table:formula="of:=AVERAGE([.H106:.H110])" office:value-type="float" office:value="0.2" calcext:value-type="float">
            <text:p>0,2</text:p>
          </table:table-cell>
          <table:table-cell table:style-name="ce31" table:formula="of:=AVERAGE([.H105:.H111])" office:value-type="float" office:value="0.285714285714286" calcext:value-type="float">
            <text:p>0,3</text:p>
          </table:table-cell>
          <table:table-cell table:style-name="ce34"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style-name="ce34" table:formula="of:= AVERAGE([.T105:.T111])" office:value-type="string" office:string-value="" calcext:value-type="error">
            <text:p>#DIV/0!</text:p>
          </table:table-cell>
          <table:table-cell table:style-name="ce34" table:formula="of:= SUM([.H105:.H111]) / SUM([.H100:.H106])" office:value-type="float" office:value="2" calcext:value-type="float">
            <text:p>2.0000</text:p>
          </table:table-cell>
          <table:table-cell table:formula="of:= AVERAGE([.X107:.X109])" office:value-type="float" office:value="1.66666666666667" calcext:value-type="float">
            <text:p>1.6667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style-name="ce34"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8] + [.C109]" office:value-type="float" office:value="1720316" calcext:value-type="float">
            <text:p>1 720 3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8] + [.F10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8] + [.H109]" office:value-type="float" office:value="487507" calcext:value-type="float">
            <text:p>487 507</text:p>
          </table:table-cell>
          <table:table-cell table:style-name="ce28"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style-name="ce28"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float" office:value="0" calcext:value-type="float">
            <text:p>0,0</text:p>
          </table:table-cell>
          <table:table-cell table:formula="of:=AVERAGE([.F107:.F111])" office:value-type="float" office:value="0" calcext:value-type="float">
            <text:p>0,0</text:p>
          </table:table-cell>
          <table:table-cell table:style-name="ce31" table:formula="of:=AVERAGE([.F106:.F112])" office:value-type="float" office:value="0" calcext:value-type="float">
            <text:p>0,0</text:p>
          </table:table-cell>
          <table:table-cell table:formula="of:=AVERAGE([.H108:.H110])" office:value-type="float" office:value="0.333333333333333" calcext:value-type="float">
            <text:p>0,3</text:p>
          </table:table-cell>
          <table:table-cell table:formula="of:=AVERAGE([.H107:.H111])" office:value-type="float" office:value="0.2" calcext:value-type="float">
            <text:p>0,2</text:p>
          </table:table-cell>
          <table:table-cell table:style-name="ce31" table:formula="of:=AVERAGE([.H106:.H112])" office:value-type="float" office:value="0.142857142857143" calcext:value-type="float">
            <text:p>0,1</text:p>
          </table:table-cell>
          <table:table-cell table:style-name="ce34"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style-name="ce34" table:formula="of:= AVERAGE([.T106:.T112])" office:value-type="string" office:string-value="" calcext:value-type="error">
            <text:p>#DIV/0!</text:p>
          </table:table-cell>
          <table:table-cell table:style-name="ce34" table:formula="of:= SUM([.H106:.H112]) / SUM([.H101:.H107])" office:value-type="float" office:value="1" calcext:value-type="float">
            <text:p>1.0000</text:p>
          </table:table-cell>
          <table:table-cell table:formula="of:= AVERAGE([.X108:.X110])" office:value-type="float" office:value="1.33333333333333" calcext:value-type="float">
            <text:p>1.3333</text:p>
          </table:table-cell>
          <table:table-cell table:formula="of:= AVERAGE([.X107:.X111])" office:value-type="float" office:value="1.3" calcext:value-type="float">
            <text:p>1.3000</text:p>
          </table:table-cell>
          <table:table-cell table:style-name="ce34"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 office:value-type="float" office:value="11" calcext:value-type="float">
            <text:p>11</text:p>
          </table:table-cell>
          <table:table-cell table:formula="of:= [.D109] + [.C110]" office:value-type="float" office:value="1720327" calcext:value-type="float">
            <text:p>1 720 327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9] + [.F110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9] + [.H110]" office:value-type="float" office:value="487507" calcext:value-type="float">
            <text:p>487 507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style-name="ce28"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float" office:value="0" calcext:value-type="float">
            <text:p>0,0</text:p>
          </table:table-cell>
          <table:table-cell table:formula="of:=AVERAGE([.F108:.F112])" office:value-type="float" office:value="0" calcext:value-type="float">
            <text:p>0,0</text:p>
          </table:table-cell>
          <table:table-cell table:style-name="ce31" table:formula="of:=AVERAGE([.F107:.F113])" office:value-type="float" office:value="0" calcext:value-type="float">
            <text:p>0,0</text:p>
          </table:table-cell>
          <table:table-cell table:formula="of:=AVERAGE([.H109:.H111])" office:value-type="float" office:value="0.333333333333333" calcext:value-type="float">
            <text:p>0,3</text:p>
          </table:table-cell>
          <table:table-cell table:formula="of:=AVERAGE([.H108:.H112])" office:value-type="float" office:value="0.2" calcext:value-type="float">
            <text:p>0,2</text:p>
          </table:table-cell>
          <table:table-cell table:style-name="ce31" table:formula="of:=AVERAGE([.H107:.H113])" office:value-type="float" office:value="0.142857142857143" calcext:value-type="float">
            <text:p>0,1</text:p>
          </table:table-cell>
          <table:table-cell table:style-name="ce34"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style-name="ce34" table:formula="of:= AVERAGE([.T107:.T113])" office:value-type="string" office:string-value="" calcext:value-type="error">
            <text:p>#DIV/0!</text:p>
          </table:table-cell>
          <table:table-cell table:style-name="ce34" table:formula="of:= SUM([.H107:.H113]) / SUM([.H102:.H108])" office:value-type="float" office:value="1" calcext:value-type="float">
            <text:p>1.0000</text:p>
          </table:table-cell>
          <table:table-cell table:formula="of:= AVERAGE([.X109:.X111])" office:value-type="float" office:value="0.833333333333333" calcext:value-type="float">
            <text:p>0.8333</text:p>
          </table:table-cell>
          <table:table-cell table:formula="of:= AVERAGE([.X108:.X112])" office:value-type="float" office:value="1" calcext:value-type="float">
            <text:p>1.0000</text:p>
          </table:table-cell>
          <table:table-cell table:style-name="ce34" table:formula="of:= AVERAGE([.X107:.X113])" office:value-type="float" office:value="1" calcext:value-type="float">
            <text:p>1.0000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formula="of:= [.D110] + [.C111]" office:value-type="float" office:value="1720339" calcext:value-type="float">
            <text:p>1 720 33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0] + [.F11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0] + [.H111]" office:value-type="float" office:value="487507" calcext:value-type="float">
            <text:p>487 507</text:p>
          </table:table-cell>
          <table:table-cell table:style-name="ce28"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style-name="ce28"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float" office:value="0" calcext:value-type="float">
            <text:p>0,0</text:p>
          </table:table-cell>
          <table:table-cell table:formula="of:=AVERAGE([.F109:.F113])" office:value-type="float" office:value="0" calcext:value-type="float">
            <text:p>0,0</text:p>
          </table:table-cell>
          <table:table-cell table:style-name="ce31" table:formula="of:=AVERAGE([.F108:.F114])" office:value-type="float" office:value="0" calcext:value-type="float">
            <text:p>0,0</text:p>
          </table:table-cell>
          <table:table-cell table:formula="of:=AVERAGE([.H110:.H112])" office:value-type="float" office:value="0" calcext:value-type="float">
            <text:p>0,0</text:p>
          </table:table-cell>
          <table:table-cell table:formula="of:=AVERAGE([.H109:.H113])" office:value-type="float" office:value="0.2" calcext:value-type="float">
            <text:p>0,2</text:p>
          </table:table-cell>
          <table:table-cell table:style-name="ce31" table:formula="of:=AVERAGE([.H108:.H114])" office:value-type="float" office:value="0.142857142857143" calcext:value-type="float">
            <text:p>0,1</text:p>
          </table:table-cell>
          <table:table-cell table:style-name="ce34"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style-name="ce34" table:formula="of:= AVERAGE([.T108:.T114])" office:value-type="string" office:string-value="" calcext:value-type="error">
            <text:p>#DIV/0!</text:p>
          </table:table-cell>
          <table:table-cell table:style-name="ce34" table:formula="of:= SUM([.H108:.H114]) / SUM([.H103:.H109])" office:value-type="float" office:value="0.5" calcext:value-type="float">
            <text:p>0.5000</text:p>
          </table:table-cell>
          <table:table-cell table:formula="of:= AVERAGE([.X110:.X112])" office:value-type="float" office:value="0.666666666666667" calcext:value-type="float">
            <text:p>0.6667</text:p>
          </table:table-cell>
          <table:table-cell table:formula="of:= AVERAGE([.X109:.X113])" office:value-type="float" office:value="0.6" calcext:value-type="float">
            <text:p>0.6000</text:p>
          </table:table-cell>
          <table:table-cell table:style-name="ce34" table:formula="of:= AVERAGE([.X108:.X114])" office:value-type="float" office:value="0.857142857142857" calcext:value-type="float">
            <text:p>0.8571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1] + [.C112]" office:value-type="float" office:value="1720350" calcext:value-type="float">
            <text:p>1 720 35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1] + [.F11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1] + [.H112]" office:value-type="float" office:value="487507" calcext:value-type="float">
            <text:p>487 507</text:p>
          </table:table-cell>
          <table:table-cell table:style-name="ce28"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style-name="ce28"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float" office:value="0" calcext:value-type="float">
            <text:p>0,0</text:p>
          </table:table-cell>
          <table:table-cell table:formula="of:=AVERAGE([.F110:.F114])" office:value-type="float" office:value="0" calcext:value-type="float">
            <text:p>0,0</text:p>
          </table:table-cell>
          <table:table-cell table:style-name="ce31" table:formula="of:=AVERAGE([.F109:.F115])" office:value-type="float" office:value="0" calcext:value-type="float">
            <text:p>0,0</text:p>
          </table:table-cell>
          <table:table-cell table:formula="of:=AVERAGE([.H111:.H113])" office:value-type="float" office:value="0" calcext:value-type="float">
            <text:p>0,0</text:p>
          </table:table-cell>
          <table:table-cell table:formula="of:=AVERAGE([.H110:.H114])" office:value-type="float" office:value="0" calcext:value-type="float">
            <text:p>0,0</text:p>
          </table:table-cell>
          <table:table-cell table:style-name="ce31" table:formula="of:=AVERAGE([.H109:.H115])" office:value-type="float" office:value="0.142857142857143" calcext:value-type="float">
            <text:p>0,1</text:p>
          </table:table-cell>
          <table:table-cell table:style-name="ce34"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style-name="ce34" table:formula="of:= AVERAGE([.T109:.T115])" office:value-type="string" office:string-value="" calcext:value-type="error">
            <text:p>#DIV/0!</text:p>
          </table:table-cell>
          <table:table-cell table:style-name="ce34" table:formula="of:= SUM([.H109:.H115]) / SUM([.H104:.H110])" office:value-type="float" office:value="0.5" calcext:value-type="float">
            <text:p>0.5000</text:p>
          </table:table-cell>
          <table:table-cell table:formula="of:= AVERAGE([.X111:.X113])" office:value-type="float" office:value="0.333333333333333" calcext:value-type="float">
            <text:p>0.3333</text:p>
          </table:table-cell>
          <table:table-cell table:formula="of:= AVERAGE([.X110:.X114])" office:value-type="float" office:value="0.6" calcext:value-type="float">
            <text:p>0.6000</text:p>
          </table:table-cell>
          <table:table-cell table:style-name="ce34" table:formula="of:= AVERAGE([.X109:.X115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 [.D112] + [.C113]" office:value-type="float" office:value="1720353" calcext:value-type="float">
            <text:p>1 720 3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2] + [.F11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2] + [.H113]" office:value-type="float" office:value="487507" calcext:value-type="float">
            <text:p>487 507</text:p>
          </table:table-cell>
          <table:table-cell table:style-name="ce28"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style-name="ce28"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float" office:value="0" calcext:value-type="float">
            <text:p>0,0</text:p>
          </table:table-cell>
          <table:table-cell table:formula="of:=AVERAGE([.F111:.F115])" office:value-type="float" office:value="0" calcext:value-type="float">
            <text:p>0,0</text:p>
          </table:table-cell>
          <table:table-cell table:style-name="ce31" table:formula="of:=AVERAGE([.F110:.F116])" office:value-type="float" office:value="0" calcext:value-type="float">
            <text:p>0,0</text:p>
          </table:table-cell>
          <table:table-cell table:formula="of:=AVERAGE([.H112:.H114])" office:value-type="float" office:value="0" calcext:value-type="float">
            <text:p>0,0</text:p>
          </table:table-cell>
          <table:table-cell table:formula="of:=AVERAGE([.H111:.H115])" office:value-type="float" office:value="0" calcext:value-type="float">
            <text:p>0,0</text:p>
          </table:table-cell>
          <table:table-cell table:style-name="ce31" table:formula="of:=AVERAGE([.H110:.H116])" office:value-type="float" office:value="0" calcext:value-type="float">
            <text:p>0,0</text:p>
          </table:table-cell>
          <table:table-cell table:style-name="ce34"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style-name="ce34" table:formula="of:= AVERAGE([.T110:.T116])" office:value-type="string" office:string-value="" calcext:value-type="error">
            <text:p>#DIV/0!</text:p>
          </table:table-cell>
          <table:table-cell table:style-name="ce34" table:formula="of:= SUM([.H110:.H116]) / SUM([.H105:.H111])" office:value-type="float" office:value="0" calcext:value-type="float">
            <text:p>0.0000</text:p>
          </table:table-cell>
          <table:table-cell table:formula="of:= AVERAGE([.X112:.X114])" office:value-type="float" office:value="0.5" calcext:value-type="float">
            <text:p>0.5000</text:p>
          </table:table-cell>
          <table:table-cell table:formula="of:= AVERAGE([.X111:.X115])" office:value-type="float" office:value="0.6" calcext:value-type="float">
            <text:p>0.6000</text:p>
          </table:table-cell>
          <table:table-cell table:style-name="ce34" table:formula="of:= AVERAGE([.X110:.X116])" office:value-type="float" office:value="0.857142857142857" calcext:value-type="float">
            <text:p>0.8571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formula="of:= [.D113] + [.C114]" office:value-type="float" office:value="1720366" calcext:value-type="float">
            <text:p>1 720 36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3] + [.F11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3] + [.H114]" office:value-type="float" office:value="487507" calcext:value-type="float">
            <text:p>487 507</text:p>
          </table:table-cell>
          <table:table-cell table:style-name="ce28"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style-name="ce28"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float" office:value="0" calcext:value-type="float">
            <text:p>0,0</text:p>
          </table:table-cell>
          <table:table-cell table:formula="of:=AVERAGE([.F112:.F116])" office:value-type="float" office:value="0" calcext:value-type="float">
            <text:p>0,0</text:p>
          </table:table-cell>
          <table:table-cell table:style-name="ce31" table:formula="of:=AVERAGE([.F111:.F117])" office:value-type="float" office:value="0" calcext:value-type="float">
            <text:p>0,0</text:p>
          </table:table-cell>
          <table:table-cell table:formula="of:=AVERAGE([.H113:.H115])" office:value-type="float" office:value="0" calcext:value-type="float">
            <text:p>0,0</text:p>
          </table:table-cell>
          <table:table-cell table:formula="of:=AVERAGE([.H112:.H116])" office:value-type="float" office:value="0" calcext:value-type="float">
            <text:p>0,0</text:p>
          </table:table-cell>
          <table:table-cell table:style-name="ce31" table:formula="of:=AVERAGE([.H111:.H117])" office:value-type="float" office:value="0.142857142857143" calcext:value-type="float">
            <text:p>0,1</text:p>
          </table:table-cell>
          <table:table-cell table:style-name="ce34"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style-name="ce34" table:formula="of:= AVERAGE([.T111:.T117])" office:value-type="string" office:string-value="" calcext:value-type="error">
            <text:p>#DIV/0!</text:p>
          </table:table-cell>
          <table:table-cell table:style-name="ce34" table:formula="of:= SUM([.H111:.H117]) / SUM([.H106:.H112])" office:value-type="float" office:value="1" calcext:value-type="float">
            <text:p>1.0000</text:p>
          </table:table-cell>
          <table:table-cell table:formula="of:= AVERAGE([.X113:.X115])" office:value-type="float" office:value="0.666666666666667" calcext:value-type="float">
            <text:p>0.6667</text:p>
          </table:table-cell>
          <table:table-cell table:formula="of:= AVERAGE([.X112:.X116])" office:value-type="float" office:value="0.9" calcext:value-type="float">
            <text:p>0.9000</text:p>
          </table:table-cell>
          <table:table-cell table:style-name="ce34" table:formula="of:= AVERAGE([.X111:.X117])" office:value-type="float" office:value="1" calcext:value-type="float">
            <text:p>1.0000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4] + [.C115]" office:value-type="float" office:value="1720377" calcext:value-type="float">
            <text:p>1 720 37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4] + [.F115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4] + [.H115]" office:value-type="float" office:value="487507" calcext:value-type="float">
            <text:p>487 507</text:p>
          </table:table-cell>
          <table:table-cell table:style-name="ce28"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style-name="ce28"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float" office:value="0" calcext:value-type="float">
            <text:p>0,0</text:p>
          </table:table-cell>
          <table:table-cell table:formula="of:=AVERAGE([.F113:.F117])" office:value-type="float" office:value="0" calcext:value-type="float">
            <text:p>0,0</text:p>
          </table:table-cell>
          <table:table-cell table:style-name="ce31" table:formula="of:=AVERAGE([.F112:.F118])" office:value-type="float" office:value="0" calcext:value-type="float">
            <text:p>0,0</text:p>
          </table:table-cell>
          <table:table-cell table:formula="of:=AVERAGE([.H114:.H116])" office:value-type="float" office:value="0" calcext:value-type="float">
            <text:p>0,0</text:p>
          </table:table-cell>
          <table:table-cell table:formula="of:=AVERAGE([.H113:.H117])" office:value-type="float" office:value="0.2" calcext:value-type="float">
            <text:p>0,2</text:p>
          </table:table-cell>
          <table:table-cell table:style-name="ce31" table:formula="of:=AVERAGE([.H112:.H118])" office:value-type="float" office:value="0.142857142857143" calcext:value-type="float">
            <text:p>0,1</text:p>
          </table:table-cell>
          <table:table-cell table:style-name="ce34"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style-name="ce34" table:formula="of:= AVERAGE([.T112:.T118])" office:value-type="string" office:string-value="" calcext:value-type="error">
            <text:p>#DIV/0!</text:p>
          </table:table-cell>
          <table:table-cell table:style-name="ce34" table:formula="of:= SUM([.H112:.H118]) / SUM([.H107:.H113])" office:value-type="float" office:value="1" calcext:value-type="float">
            <text:p>1.0000</text:p>
          </table:table-cell>
          <table:table-cell table:formula="of:= AVERAGE([.X114:.X116])" office:value-type="float" office:value="1.33333333333333" calcext:value-type="float">
            <text:p>1.3333</text:p>
          </table:table-cell>
          <table:table-cell table:formula="of:= AVERAGE([.X113:.X117])" office:value-type="float" office:value="1.2" calcext:value-type="float">
            <text:p>1.2000</text:p>
          </table:table-cell>
          <table:table-cell table:style-name="ce34"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 [.D115] + [.C116]" office:value-type="float" office:value="1720381" calcext:value-type="float">
            <text:p>1 720 38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5] + [.F11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5] + [.H116]" office:value-type="float" office:value="487507" calcext:value-type="float">
            <text:p>487 507</text:p>
          </table:table-cell>
          <table:table-cell table:style-name="ce28"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style-name="ce28"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float" office:value="0" calcext:value-type="float">
            <text:p>0,0</text:p>
          </table:table-cell>
          <table:table-cell table:formula="of:=AVERAGE([.F114:.F118])" office:value-type="float" office:value="0" calcext:value-type="float">
            <text:p>0,0</text:p>
          </table:table-cell>
          <table:table-cell table:style-name="ce31" table:formula="of:=AVERAGE([.F113:.F119])" office:value-type="float" office:value="0" calcext:value-type="float">
            <text:p>0,0</text:p>
          </table:table-cell>
          <table:table-cell table:formula="of:=AVERAGE([.H115:.H117])" office:value-type="float" office:value="0.333333333333333" calcext:value-type="float">
            <text:p>0,3</text:p>
          </table:table-cell>
          <table:table-cell table:formula="of:=AVERAGE([.H114:.H118])" office:value-type="float" office:value="0.2" calcext:value-type="float">
            <text:p>0,2</text:p>
          </table:table-cell>
          <table:table-cell table:style-name="ce31" table:formula="of:=AVERAGE([.H113:.H119])" office:value-type="float" office:value="0.285714285714286" calcext:value-type="float">
            <text:p>0,3</text:p>
          </table:table-cell>
          <table:table-cell table:style-name="ce34"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style-name="ce34" table:formula="of:= AVERAGE([.T113:.T119])" office:value-type="string" office:string-value="" calcext:value-type="error">
            <text:p>#DIV/0!</text:p>
          </table:table-cell>
          <table:table-cell table:style-name="ce34" table:formula="of:= SUM([.H113:.H119]) / SUM([.H108:.H114])" office:value-type="float" office:value="2" calcext:value-type="float">
            <text:p>2.0000</text:p>
          </table:table-cell>
          <table:table-cell table:formula="of:= AVERAGE([.X115:.X117])" office:value-type="float" office:value="1.66666666666667" calcext:value-type="float">
            <text:p>1.6667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style-name="ce34"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16] + [.C117]" office:value-type="float" office:value="1720390" calcext:value-type="float">
            <text:p>1 720 39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6] + [.F117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16] + [.H117]" office:value-type="float" office:value="487508" calcext:value-type="float">
            <text:p>487 508</text:p>
          </table:table-cell>
          <table:table-cell table:style-name="ce28"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style-name="ce28"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float" office:value="0" calcext:value-type="float">
            <text:p>0,0</text:p>
          </table:table-cell>
          <table:table-cell table:formula="of:=AVERAGE([.F115:.F119])" office:value-type="float" office:value="0" calcext:value-type="float">
            <text:p>0,0</text:p>
          </table:table-cell>
          <table:table-cell table:style-name="ce31" table:formula="of:=AVERAGE([.F114:.F120])" office:value-type="float" office:value="0" calcext:value-type="float">
            <text:p>0,0</text:p>
          </table:table-cell>
          <table:table-cell table:formula="of:=AVERAGE([.H116:.H118])" office:value-type="float" office:value="0.333333333333333" calcext:value-type="float">
            <text:p>0,3</text:p>
          </table:table-cell>
          <table:table-cell table:formula="of:=AVERAGE([.H115:.H119])" office:value-type="float" office:value="0.4" calcext:value-type="float">
            <text:p>0,4</text:p>
          </table:table-cell>
          <table:table-cell table:style-name="ce31" table:formula="of:=AVERAGE([.H114:.H120])" office:value-type="float" office:value="0.285714285714286" calcext:value-type="float">
            <text:p>0,3</text:p>
          </table:table-cell>
          <table:table-cell table:style-name="ce34"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style-name="ce34" table:formula="of:= AVERAGE([.T114:.T120])" office:value-type="string" office:string-value="" calcext:value-type="error">
            <text:p>#DIV/0!</text:p>
          </table:table-cell>
          <table:table-cell table:style-name="ce34" table:formula="of:= SUM([.H114:.H120]) / SUM([.H109:.H115])" office:value-type="float" office:value="2" calcext:value-type="float">
            <text:p>2.0000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style-name="ce34"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 table:style-name="ce17" office:value-type="float" office:value="14" calcext:value-type="float">
            <text:p>14</text:p>
          </table:table-cell>
          <table:table-cell table:style-name="ce17" table:formula="of:= [.D117] + [.C118]" office:value-type="float" office:value="1720404" calcext:value-type="float">
            <text:p>1 720 40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7] + [.F11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7] + [.H118]" office:value-type="float" office:value="487508" calcext:value-type="float">
            <text:p>487 508</text:p>
          </table:table-cell>
          <table:table-cell table:style-name="ce28"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style-name="ce28"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float" office:value="0" calcext:value-type="float">
            <text:p>0,0</text:p>
          </table:table-cell>
          <table:table-cell table:formula="of:=AVERAGE([.F116:.F120])" office:value-type="float" office:value="0" calcext:value-type="float">
            <text:p>0,0</text:p>
          </table:table-cell>
          <table:table-cell table:style-name="ce31" table:formula="of:=AVERAGE([.F115:.F121])" office:value-type="float" office:value="0" calcext:value-type="float">
            <text:p>0,0</text:p>
          </table:table-cell>
          <table:table-cell table:formula="of:=AVERAGE([.H117:.H119])" office:value-type="float" office:value="0.666666666666667" calcext:value-type="float">
            <text:p>0,7</text:p>
          </table:table-cell>
          <table:table-cell table:formula="of:=AVERAGE([.H116:.H120])" office:value-type="float" office:value="0.4" calcext:value-type="float">
            <text:p>0,4</text:p>
          </table:table-cell>
          <table:table-cell table:style-name="ce31" table:formula="of:=AVERAGE([.H115:.H121])" office:value-type="float" office:value="0.285714285714286" calcext:value-type="float">
            <text:p>0,3</text:p>
          </table:table-cell>
          <table:table-cell table:style-name="ce34"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style-name="ce34" table:formula="of:= AVERAGE([.T115:.T121])" office:value-type="string" office:string-value="" calcext:value-type="error">
            <text:p>#DIV/0!</text:p>
          </table:table-cell>
          <table:table-cell table:style-name="ce34"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style-name="ce34"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18] + [.C119]" office:value-type="float" office:value="1720410" calcext:value-type="float">
            <text:p>1 720 41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8] + [.F11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18] + [.H119]" office:value-type="float" office:value="487509" calcext:value-type="float">
            <text:p>487 509</text:p>
          </table:table-cell>
          <table:table-cell table:style-name="ce28"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style-name="ce28"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float" office:value="0" calcext:value-type="float">
            <text:p>0,0</text:p>
          </table:table-cell>
          <table:table-cell table:formula="of:=AVERAGE([.F117:.F121])" office:value-type="float" office:value="0" calcext:value-type="float">
            <text:p>0,0</text:p>
          </table:table-cell>
          <table:table-cell table:style-name="ce31" table:formula="of:=AVERAGE([.F116:.F122])" office:value-type="float" office:value="0" calcext:value-type="float">
            <text:p>0,0</text:p>
          </table:table-cell>
          <table:table-cell table:formula="of:=AVERAGE([.H118:.H120])" office:value-type="float" office:value="0.333333333333333" calcext:value-type="float">
            <text:p>0,3</text:p>
          </table:table-cell>
          <table:table-cell table:formula="of:=AVERAGE([.H117:.H121])" office:value-type="float" office:value="0.4" calcext:value-type="float">
            <text:p>0,4</text:p>
          </table:table-cell>
          <table:table-cell table:style-name="ce31" table:formula="of:=AVERAGE([.H116:.H122])" office:value-type="float" office:value="0.285714285714286" calcext:value-type="float">
            <text:p>0,3</text:p>
          </table:table-cell>
          <table:table-cell table:style-name="ce34"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style-name="ce34" table:formula="of:= SUM([.H116:.H122]) / SUM([.H111:.H117])" office:value-type="float" office:value="2" calcext:value-type="float">
            <text:p>2.0000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19] + [.C120]" office:value-type="float" office:value="1720416" calcext:value-type="float">
            <text:p>1 720 4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9] + [.F12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9] + [.H120]" office:value-type="float" office:value="487509" calcext:value-type="float">
            <text:p>487 509</text:p>
          </table:table-cell>
          <table:table-cell table:style-name="ce28"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style-name="ce28"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float" office:value="0" calcext:value-type="float">
            <text:p>0,0</text:p>
          </table:table-cell>
          <table:table-cell table:formula="of:=AVERAGE([.F118:.F122])" office:value-type="float" office:value="0" calcext:value-type="float">
            <text:p>0,0</text:p>
          </table:table-cell>
          <table:table-cell table:style-name="ce31" table:formula="of:=AVERAGE([.F117:.F123])" office:value-type="float" office:value="0" calcext:value-type="float">
            <text:p>0,0</text:p>
          </table:table-cell>
          <table:table-cell table:formula="of:=AVERAGE([.H119:.H121])" office:value-type="float" office:value="0.333333333333333" calcext:value-type="float">
            <text:p>0,3</text:p>
          </table:table-cell>
          <table:table-cell table:formula="of:=AVERAGE([.H118:.H122])" office:value-type="float" office:value="0.2" calcext:value-type="float">
            <text:p>0,2</text:p>
          </table:table-cell>
          <table:table-cell table:style-name="ce31" table:formula="of:=AVERAGE([.H117:.H123])" office:value-type="float" office:value="0.285714285714286" calcext:value-type="float">
            <text:p>0,3</text:p>
          </table:table-cell>
          <table:table-cell table:style-name="ce34"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style-name="ce34" table:formula="of:= SUM([.H117:.H123]) / SUM([.H112:.H118])" office:value-type="float" office:value="2" calcext:value-type="float">
            <text:p>2.0000</text:p>
          </table:table-cell>
          <table:table-cell table:formula="of:= AVERAGE([.X119:.X121])" office:value-type="float" office:value="1.5" calcext:value-type="float">
            <text:p>1.5000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formula="of:= [.D120] + [.C121]" office:value-type="float" office:value="1720423" calcext:value-type="float">
            <text:p>1 720 42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0] + [.F12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0] + [.H121]" office:value-type="float" office:value="487509" calcext:value-type="float">
            <text:p>487 509</text:p>
          </table:table-cell>
          <table:table-cell table:style-name="ce28"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style-name="ce28"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float" office:value="0" calcext:value-type="float">
            <text:p>0,0</text:p>
          </table:table-cell>
          <table:table-cell table:formula="of:=AVERAGE([.F119:.F123])" office:value-type="float" office:value="0" calcext:value-type="float">
            <text:p>0,0</text:p>
          </table:table-cell>
          <table:table-cell table:style-name="ce31" table:formula="of:=AVERAGE([.F118:.F124])" office:value-type="float" office:value="0" calcext:value-type="float">
            <text:p>0,0</text:p>
          </table:table-cell>
          <table:table-cell table:formula="of:=AVERAGE([.H120:.H122])" office:value-type="float" office:value="0" calcext:value-type="float">
            <text:p>0,0</text:p>
          </table:table-cell>
          <table:table-cell table:formula="of:=AVERAGE([.H119:.H123])" office:value-type="float" office:value="0.2" calcext:value-type="float">
            <text:p>0,2</text:p>
          </table:table-cell>
          <table:table-cell table:style-name="ce31" table:formula="of:=AVERAGE([.H118:.H124])" office:value-type="float" office:value="0.142857142857143" calcext:value-type="float">
            <text:p>0,1</text:p>
          </table:table-cell>
          <table:table-cell table:style-name="ce34"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style-name="ce34" table:formula="of:= AVERAGE([.T118:.T124])" office:value-type="string" office:string-value="" calcext:value-type="error">
            <text:p>#DIV/0!</text:p>
          </table:table-cell>
          <table:table-cell table:style-name="ce34" table:formula="of:= SUM([.H118:.H124]) / SUM([.H113:.H119])" office:value-type="float" office:value="0.5" calcext:value-type="float">
            <text:p>0.5000</text:p>
          </table:table-cell>
          <table:table-cell table:formula="of:= AVERAGE([.X120:.X122])" office:value-type="float" office:value="1" calcext:value-type="float">
            <text:p>1.0000</text:p>
          </table:table-cell>
          <table:table-cell table:formula="of:= AVERAGE([.X119:.X123])" office:value-type="float" office:value="1" calcext:value-type="float">
            <text:p>1.0000</text:p>
          </table:table-cell>
          <table:table-cell table:style-name="ce34"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 [.D121] + [.C122]" office:value-type="float" office:value="1720427" calcext:value-type="float">
            <text:p>1 720 42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1] + [.F12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1] + [.H122]" office:value-type="float" office:value="487509" calcext:value-type="float">
            <text:p>487 509</text:p>
          </table:table-cell>
          <table:table-cell table:style-name="ce28"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float" office:value="0" calcext:value-type="float">
            <text:p>0,0</text:p>
          </table:table-cell>
          <table:table-cell table:formula="of:=AVERAGE([.F120:.F124])" office:value-type="float" office:value="0" calcext:value-type="float">
            <text:p>0,0</text:p>
          </table:table-cell>
          <table:table-cell table:formula="of:=AVERAGE([.F119:.F125])" office:value-type="float" office:value="0" calcext:value-type="float">
            <text:p>0,0</text:p>
          </table:table-cell>
          <table:table-cell table:formula="of:=AVERAGE([.H121:.H123])" office:value-type="float" office:value="0" calcext:value-type="float">
            <text:p>0,0</text:p>
          </table:table-cell>
          <table:table-cell table:formula="of:=AVERAGE([.H120:.H124])" office:value-type="float" office:value="0" calcext:value-type="float">
            <text:p>0,0</text:p>
          </table:table-cell>
          <table:table-cell table:formula="of:=AVERAGE([.H119:.H125])" office:value-type="float" office:value="0.142857142857143" calcext:value-type="float">
            <text:p>0,1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style-name="ce34"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float" office:value="0.5" calcext:value-type="float">
            <text:p>0.5000</text:p>
          </table:table-cell>
          <table:table-cell table:formula="of:= AVERAGE([.X121:.X123])" office:value-type="float" office:value="0.333333333333333" calcext:value-type="float">
            <text:p>0.3333</text:p>
          </table:table-cell>
          <table:table-cell table:formula="of:= AVERAGE([.X120:.X124])" office:value-type="float" office:value="0.6" calcext:value-type="float">
            <text:p>0.6000</text:p>
          </table:table-cell>
          <table:table-cell table:style-name="ce34" table:formula="of:= AVERAGE([.X119:.X125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 [.D122] + [.C123]" office:value-type="float" office:value="1720432" calcext:value-type="float">
            <text:p>1 720 432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2] + [.F12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2] + [.H123]" office:value-type="float" office:value="487509" calcext:value-type="float">
            <text:p>487 509</text:p>
          </table:table-cell>
          <table:table-cell table:style-name="ce28"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float" office:value="0" calcext:value-type="float">
            <text:p>0,0</text:p>
          </table:table-cell>
          <table:table-cell table:formula="of:=AVERAGE([.F121:.F125])" office:value-type="float" office:value="0" calcext:value-type="float">
            <text:p>0,0</text:p>
          </table:table-cell>
          <table:table-cell table:formula="of:=AVERAGE([.F120:.F126])" office:value-type="float" office:value="0" calcext:value-type="float">
            <text:p>0,0</text:p>
          </table:table-cell>
          <table:table-cell table:formula="of:=AVERAGE([.H122:.H124])" office:value-type="float" office:value="0" calcext:value-type="float">
            <text:p>0,0</text:p>
          </table:table-cell>
          <table:table-cell table:formula="of:=AVERAGE([.H121:.H125])" office:value-type="float" office:value="0" calcext:value-type="float">
            <text:p>0,0</text:p>
          </table:table-cell>
          <table:table-cell table:formula="of:=AVERAGE([.H120:.H126])" office:value-type="float" office:value="0" calcext:value-type="float">
            <text:p>0,0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style-name="ce35"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float" office:value="0" calcext:value-type="float">
            <text:p>0.0000</text:p>
          </table:table-cell>
          <table:table-cell table:formula="of:= AVERAGE([.X122:.X124])" office:value-type="float" office:value="0.166666666666667" calcext:value-type="float">
            <text:p>0.1667</text:p>
          </table:table-cell>
          <table:table-cell table:formula="of:= AVERAGE([.X121:.X125])" office:value-type="float" office:value="0.2" calcext:value-type="float">
            <text:p>0.2000</text:p>
          </table:table-cell>
          <table:table-cell table:style-name="ce35" table:formula="of:= AVERAGE([.X120:.X126])" office:value-type="float" office:value="0.428571428571429" calcext:value-type="float">
            <text:p>0.4286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23] + [.C124]" office:value-type="float" office:value="1720443" calcext:value-type="float">
            <text:p>1 720 44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3] + [.F12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3] + [.H124]" office:value-type="float" office:value="487509" calcext:value-type="float">
            <text:p>487 509</text:p>
          </table:table-cell>
          <table:table-cell table:style-name="ce28"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style-name="ce28"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float" office:value="0" calcext:value-type="float">
            <text:p>0,0</text:p>
          </table:table-cell>
          <table:table-cell table:formula="of:=AVERAGE([.F122:.F126])" office:value-type="float" office:value="0" calcext:value-type="float">
            <text:p>0,0</text:p>
          </table:table-cell>
          <table:table-cell table:style-name="ce31" table:formula="of:=AVERAGE([.F121:.F127])" office:value-type="float" office:value="0" calcext:value-type="float">
            <text:p>0,0</text:p>
          </table:table-cell>
          <table:table-cell table:formula="of:=AVERAGE([.H123:.H125])" office:value-type="float" office:value="0" calcext:value-type="float">
            <text:p>0,0</text:p>
          </table:table-cell>
          <table:table-cell table:formula="of:=AVERAGE([.H122:.H126])" office:value-type="float" office:value="0" calcext:value-type="float">
            <text:p>0,0</text:p>
          </table:table-cell>
          <table:table-cell table:style-name="ce31" table:formula="of:=AVERAGE([.H121:.H127])" office:value-type="float" office:value="0" calcext:value-type="float">
            <text:p>0,0</text:p>
          </table:table-cell>
          <table:table-cell table:style-name="ce34"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formula="of:= AVERAGE([.T121:.T127])" office:value-type="string" office:string-value="" calcext:value-type="error">
            <text:p>#DIV/0!</text:p>
          </table:table-cell>
          <table:table-cell table:style-name="ce34" table:formula="of:= SUM([.H121:.H127]) / SUM([.H116:.H122])" office:value-type="float" office:value="0" calcext:value-type="float">
            <text:p>0.0000</text:p>
          </table:table-cell>
          <table:table-cell table:formula="of:= AVERAGE([.X123:.X125])" office:value-type="float" office:value="0" calcext:value-type="float">
            <text:p>0.0000</text:p>
          </table:table-cell>
          <table:table-cell table:formula="of:= AVERAGE([.X122:.X126])" office:value-type="float" office:value="0.1" calcext:value-type="float">
            <text:p>0.1000</text:p>
          </table:table-cell>
          <table:table-cell table:formula="of:= AVERAGE([.X121:.X127])" office:value-type="float" office:value="0.142857142857143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 office:value-type="float" office:value="2" calcext:value-type="float">
            <text:p>2</text:p>
          </table:table-cell>
          <table:table-cell table:formula="of:= [.D124] + [.C125]" office:value-type="float" office:value="1720445" calcext:value-type="float">
            <text:p>1 720 445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24] + [.F125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24] + [.H125]" office:value-type="float" office:value="487509" calcext:value-type="float">
            <text:p>487 509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style-name="ce28"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float" office:value="0" calcext:value-type="float">
            <text:p>0,0</text:p>
          </table:table-cell>
          <table:table-cell table:formula="of:=AVERAGE([.F123:.F127])" office:value-type="float" office:value="0" calcext:value-type="float">
            <text:p>0,0</text:p>
          </table:table-cell>
          <table:table-cell table:style-name="ce31" table:formula="of:=AVERAGE([.F122:.F128])" office:value-type="float" office:value="0" calcext:value-type="float">
            <text:p>0,0</text:p>
          </table:table-cell>
          <table:table-cell table:formula="of:=AVERAGE([.H124:.H126])" office:value-type="float" office:value="0" calcext:value-type="float">
            <text:p>0,0</text:p>
          </table:table-cell>
          <table:table-cell table:formula="of:=AVERAGE([.H123:.H127])" office:value-type="float" office:value="0" calcext:value-type="float">
            <text:p>0,0</text:p>
          </table:table-cell>
          <table:table-cell table:style-name="ce31" table:formula="of:=AVERAGE([.H122:.H128])" office:value-type="float" office:value="0" calcext:value-type="float">
            <text:p>0,0</text:p>
          </table:table-cell>
          <table:table-cell table:style-name="ce34"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style-name="ce34" table:formula="of:= SUM([.H122:.H128]) / SUM([.H117:.H123])" office:value-type="float" office:value="0" calcext:value-type="float">
            <text:p>0.0000</text:p>
          </table:table-cell>
          <table:table-cell table:formula="of:= AVERAGE([.X124:.X126])" office:value-type="float" office:value="0" calcext:value-type="float">
            <text:p>0.0000</text:p>
          </table:table-cell>
          <table:table-cell table:formula="of:= AVERAGE([.X123:.X127])" office:value-type="float" office:value="0" calcext:value-type="float">
            <text:p>0.0000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 office:value-type="float" office:value="9" calcext:value-type="float">
            <text:p>9</text:p>
          </table:table-cell>
          <table:table-cell table:formula="of:= [.D125] + [.C126]" office:value-type="float" office:value="1720454" calcext:value-type="float">
            <text:p>1 720 454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25] + [.F126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25] + [.H126]" office:value-type="float" office:value="487509" calcext:value-type="float">
            <text:p>487 509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style-name="ce29"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float" office:value="0" calcext:value-type="float">
            <text:p>0,0</text:p>
          </table:table-cell>
          <table:table-cell table:formula="of:=AVERAGE([.F124:.F128])" office:value-type="float" office:value="0" calcext:value-type="float">
            <text:p>0,0</text:p>
          </table:table-cell>
          <table:table-cell table:style-name="ce32" table:formula="of:=AVERAGE([.F123:.F129])" office:value-type="float" office:value="0" calcext:value-type="float">
            <text:p>0,0</text:p>
          </table:table-cell>
          <table:table-cell table:formula="of:=AVERAGE([.H125:.H127])" office:value-type="float" office:value="0" calcext:value-type="float">
            <text:p>0,0</text:p>
          </table:table-cell>
          <table:table-cell table:formula="of:=AVERAGE([.H124:.H128])" office:value-type="float" office:value="0" calcext:value-type="float">
            <text:p>0,0</text:p>
          </table:table-cell>
          <table:table-cell table:style-name="ce32" table:formula="of:=AVERAGE([.H123:.H129])" office:value-type="float" office:value="0" calcext:value-type="float">
            <text:p>0,0</text:p>
          </table:table-cell>
          <table:table-cell table:style-name="ce35"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formula="of:= AVERAGE([.T123:.T129])" office:value-type="string" office:string-value="" calcext:value-type="error">
            <text:p>#DIV/0!</text:p>
          </table:table-cell>
          <table:table-cell table:style-name="ce35" table:formula="of:= SUM([.H123:.H129]) / SUM([.H118:.H124])" office:value-type="float" office:value="0" calcext:value-type="float">
            <text:p>0.0000</text:p>
          </table:table-cell>
          <table:table-cell table:formula="of:= AVERAGE([.X125:.X127])" office:value-type="float" office:value="0" calcext:value-type="float">
            <text:p>0.0000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formula="of:= [.D126] + [.C127]" office:value-type="float" office:value="1720474" calcext:value-type="float">
            <text:p>1 720 47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6] + [.F12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6] + [.H127]" office:value-type="float" office:value="487509" calcext:value-type="float">
            <text:p>487 509</text:p>
          </table:table-cell>
          <table:table-cell table:style-name="ce28"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float" office:value="0" calcext:value-type="float">
            <text:p>0,0</text:p>
          </table:table-cell>
          <table:table-cell table:formula="of:=AVERAGE([.F125:.F129])" office:value-type="float" office:value="0" calcext:value-type="float">
            <text:p>0,0</text:p>
          </table:table-cell>
          <table:table-cell table:formula="of:=AVERAGE([.F124:.F130])" office:value-type="float" office:value="0" calcext:value-type="float">
            <text:p>0,0</text:p>
          </table:table-cell>
          <table:table-cell table:formula="of:=AVERAGE([.H126:.H128])" office:value-type="float" office:value="0" calcext:value-type="float">
            <text:p>0,0</text:p>
          </table:table-cell>
          <table:table-cell table:formula="of:=AVERAGE([.H125:.H129])" office:value-type="float" office:value="0" calcext:value-type="float">
            <text:p>0,0</text:p>
          </table:table-cell>
          <table:table-cell table:formula="of:=AVERAGE([.H124:.H130])" office:value-type="float" office:value="0" calcext:value-type="float">
            <text:p>0,0</text:p>
          </table:table-cell>
          <table:table-cell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formula="of:= SUM([.H124:.H130]) / SUM([.H119:.H125])" office:value-type="float" office:value="0" calcext:value-type="float">
            <text:p>0.0000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 table:style-name="ce17" office:value-type="float" office:value="31" calcext:value-type="float">
            <text:p>31</text:p>
          </table:table-cell>
          <table:table-cell table:style-name="ce17" table:formula="of:= [.D127] + [.C128]" office:value-type="float" office:value="1720505" calcext:value-type="float">
            <text:p>1 720 50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7] + [.F12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7] + [.H128]" office:value-type="float" office:value="487509" calcext:value-type="float">
            <text:p>487 509</text:p>
          </table:table-cell>
          <table:table-cell table:style-name="ce28"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float" office:value="0" calcext:value-type="float">
            <text:p>0,0</text:p>
          </table:table-cell>
          <table:table-cell table:formula="of:=AVERAGE([.F126:.F130])" office:value-type="float" office:value="0" calcext:value-type="float">
            <text:p>0,0</text:p>
          </table:table-cell>
          <table:table-cell table:formula="of:=AVERAGE([.F125:.F131])" office:value-type="float" office:value="0" calcext:value-type="float">
            <text:p>0,0</text:p>
          </table:table-cell>
          <table:table-cell table:formula="of:=AVERAGE([.H127:.H129])" office:value-type="float" office:value="0" calcext:value-type="float">
            <text:p>0,0</text:p>
          </table:table-cell>
          <table:table-cell table:formula="of:=AVERAGE([.H126:.H130])" office:value-type="float" office:value="0" calcext:value-type="float">
            <text:p>0,0</text:p>
          </table:table-cell>
          <table:table-cell table:formula="of:=AVERAGE([.H125:.H131])" office:value-type="float" office:value="0" calcext:value-type="float">
            <text:p>0,0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 table:style-name="ce18" office:value-type="float" office:value="12" calcext:value-type="float">
            <text:p>12</text:p>
          </table:table-cell>
          <table:table-cell table:style-name="ce18" table:formula="of:= [.D128] + [.C129]" office:value-type="float" office:value="1720517" calcext:value-type="float">
            <text:p>1 720 517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128] + [.F129]" office:value-type="float" office:value="83492" calcext:value-type="float">
            <text:p>83 492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 [.I128] + [.H129]" office:value-type="float" office:value="487509" calcext:value-type="float">
            <text:p>487 509</text:p>
          </table:table-cell>
          <table:table-cell table:style-name="ce29"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float" office:value="0" calcext:value-type="float">
            <text:p>0,0</text:p>
          </table:table-cell>
          <table:table-cell table:formula="of:=AVERAGE([.F127:.F131])" office:value-type="float" office:value="0" calcext:value-type="float">
            <text:p>0,0</text:p>
          </table:table-cell>
          <table:table-cell table:formula="of:=AVERAGE([.F126:.F132])" office:value-type="float" office:value="0" calcext:value-type="float">
            <text:p>0,0</text:p>
          </table:table-cell>
          <table:table-cell table:formula="of:=AVERAGE([.H128:.H130])" office:value-type="float" office:value="0" calcext:value-type="float">
            <text:p>0,0</text:p>
          </table:table-cell>
          <table:table-cell table:formula="of:=AVERAGE([.H127:.H131])" office:value-type="float" office:value="0" calcext:value-type="float">
            <text:p>0,0</text:p>
          </table:table-cell>
          <table:table-cell table:formula="of:=AVERAGE([.H126:.H132])" office:value-type="float" office:value="0" calcext:value-type="float">
            <text:p>0,0</text:p>
          </table:table-cell>
          <table:table-cell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/>
          <table:table-cell table:formula="of:= [.D129] + [.C130]" office:value-type="float" office:value="1720517" calcext:value-type="float">
            <text:p>1 720 517</text:p>
          </table:table-cell>
          <table:table-cell/>
          <table:table-cell table:style-name="ce9"/>
          <table:table-cell table:style-name="ce5" table:formula="of:= [.G129] + [.F130]" office:value-type="float" office:value="83492" calcext:value-type="float">
            <text:p>83 492</text:p>
          </table:table-cell>
          <table:table-cell table:style-name="ce5"/>
          <table:table-cell table:formula="of:= [.I129] + [.H130]" office:value-type="float" office:value="487509" calcext:value-type="float">
            <text:p>487 509</text:p>
          </table:table-cell>
          <table:table-cell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float" office:value="0" calcext:value-type="float">
            <text:p>0,0</text:p>
          </table:table-cell>
          <table:table-cell table:formula="of:=AVERAGE([.F128:.F132])" office:value-type="float" office:value="0" calcext:value-type="float">
            <text:p>0,0</text:p>
          </table:table-cell>
          <table:table-cell table:formula="of:=AVERAGE([.F127:.F133])" office:value-type="float" office:value="0" calcext:value-type="float">
            <text:p>0,0</text:p>
          </table:table-cell>
          <table:table-cell table:formula="of:=AVERAGE([.H129:.H131])" office:value-type="float" office:value="0" calcext:value-type="float">
            <text:p>0,0</text:p>
          </table:table-cell>
          <table:table-cell table:formula="of:=AVERAGE([.H128:.H132])" office:value-type="float" office:value="0" calcext:value-type="float">
            <text:p>0,0</text:p>
          </table:table-cell>
          <table:table-cell table:formula="of:=AVERAGE([.H127:.H133])" office:value-type="float" office:value="0" calcext:value-type="float">
            <text:p>0,0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/>
          <table:table-cell table:formula="of:= [.D130] + [.C131]" office:value-type="float" office:value="1720517" calcext:value-type="float">
            <text:p>1 720 517</text:p>
          </table:table-cell>
          <table:table-cell/>
          <table:table-cell table:style-name="ce9"/>
          <table:table-cell table:style-name="ce5" table:formula="of:= [.G130] + [.F131]" office:value-type="float" office:value="83492" calcext:value-type="float">
            <text:p>83 492</text:p>
          </table:table-cell>
          <table:table-cell table:style-name="ce5"/>
          <table:table-cell table:formula="of:= [.I130] + [.H131]" office:value-type="float" office:value="487509" calcext:value-type="float">
            <text:p>487 509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string" office:string-value="" calcext:value-type="error">
            <text:p>#DIV/0!</text:p>
          </table:table-cell>
          <table:table-cell table:formula="of:=AVERAGE([.F129:.F133])" office:value-type="float" office:value="0" calcext:value-type="float">
            <text:p>0,0</text:p>
          </table:table-cell>
          <table:table-cell table:formula="of:=AVERAGE([.F128:.F134])" office:value-type="float" office:value="0" calcext:value-type="float">
            <text:p>0,0</text:p>
          </table:table-cell>
          <table:table-cell table:formula="of:=AVERAGE([.H130:.H132])" office:value-type="string" office:string-value="" calcext:value-type="error">
            <text:p>#DIV/0!</text:p>
          </table:table-cell>
          <table:table-cell table:formula="of:=AVERAGE([.H129:.H133])" office:value-type="float" office:value="0" calcext:value-type="float">
            <text:p>0,0</text:p>
          </table:table-cell>
          <table:table-cell table:formula="of:=AVERAGE([.H128:.H134])" office:value-type="float" office:value="0" calcext:value-type="float">
            <text:p>0,0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/>
          <table:table-cell table:formula="of:= [.D131] + [.C132]" office:value-type="float" office:value="1720517" calcext:value-type="float">
            <text:p>1 720 517</text:p>
          </table:table-cell>
          <table:table-cell/>
          <table:table-cell table:style-name="ce9"/>
          <table:table-cell table:style-name="ce5" table:formula="of:= [.G131] + [.F132]" office:value-type="float" office:value="83492" calcext:value-type="float">
            <text:p>83 492</text:p>
          </table:table-cell>
          <table:table-cell table:style-name="ce5"/>
          <table:table-cell table:formula="of:= [.I131] + [.H132]" office:value-type="float" office:value="487509" calcext:value-type="float">
            <text:p>487 509</text:p>
          </table:table-cell>
          <table:table-cell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string" office:string-value="" calcext:value-type="error">
            <text:p>#DIV/0!</text:p>
          </table:table-cell>
          <table:table-cell table:formula="of:=AVERAGE([.F130:.F134])" office:value-type="string" office:string-value="" calcext:value-type="error">
            <text:p>#DIV/0!</text:p>
          </table:table-cell>
          <table:table-cell table:formula="of:=AVERAGE([.F129:.F135])" office:value-type="float" office:value="0" calcext:value-type="float">
            <text:p>0,0</text:p>
          </table:table-cell>
          <table:table-cell table:formula="of:=AVERAGE([.H131:.H133])" office:value-type="string" office:string-value="" calcext:value-type="error">
            <text:p>#DIV/0!</text:p>
          </table:table-cell>
          <table:table-cell table:formula="of:=AVERAGE([.H130:.H134])" office:value-type="string" office:string-value="" calcext:value-type="error">
            <text:p>#DIV/0!</text:p>
          </table:table-cell>
          <table:table-cell table:formula="of:=AVERAGE([.H129:.H135])" office:value-type="float" office:value="0" calcext:value-type="float">
            <text:p>0,0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/>
          <table:table-cell table:formula="of:= [.D132] + [.C133]" office:value-type="float" office:value="1720517" calcext:value-type="float">
            <text:p>1 720 517</text:p>
          </table:table-cell>
          <table:table-cell/>
          <table:table-cell table:style-name="ce9"/>
          <table:table-cell table:style-name="ce5" table:formula="of:= [.G132] + [.F133]" office:value-type="float" office:value="83492" calcext:value-type="float">
            <text:p>83 492</text:p>
          </table:table-cell>
          <table:table-cell table:style-name="ce5"/>
          <table:table-cell table:formula="of:= [.I132] + [.H133]" office:value-type="float" office:value="487509" calcext:value-type="float">
            <text:p>487 509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string" office:string-value="" calcext:value-type="error">
            <text:p>#DIV/0!</text:p>
          </table:table-cell>
          <table:table-cell table:formula="of:=AVERAGE([.F131:.F135])" office:value-type="string" office:string-value="" calcext:value-type="error">
            <text:p>#DIV/0!</text:p>
          </table:table-cell>
          <table:table-cell table:formula="of:=AVERAGE([.F130:.F136])" office:value-type="string" office:string-value="" calcext:value-type="error">
            <text:p>#DIV/0!</text:p>
          </table:table-cell>
          <table:table-cell table:formula="of:=AVERAGE([.H132:.H134])" office:value-type="string" office:string-value="" calcext:value-type="error">
            <text:p>#DIV/0!</text:p>
          </table:table-cell>
          <table:table-cell table:formula="of:=AVERAGE([.H131:.H135])" office:value-type="string" office:string-value="" calcext:value-type="error">
            <text:p>#DIV/0!</text:p>
          </table:table-cell>
          <table:table-cell table:formula="of:=AVERAGE([.H130:.H136])" office:value-type="string" office:string-value="" calcext:value-type="error">
            <text:p>#DIV/0!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/>
          <table:table-cell table:formula="of:= [.D133] + [.C134]" office:value-type="float" office:value="1720517" calcext:value-type="float">
            <text:p>1 720 517</text:p>
          </table:table-cell>
          <table:table-cell/>
          <table:table-cell table:style-name="ce9"/>
          <table:table-cell table:style-name="ce5" table:formula="of:= [.G133] + [.F134]" office:value-type="float" office:value="83492" calcext:value-type="float">
            <text:p>83 492</text:p>
          </table:table-cell>
          <table:table-cell table:style-name="ce5"/>
          <table:table-cell table:formula="of:= [.I133] + [.H134]" office:value-type="float" office:value="487509" calcext:value-type="float">
            <text:p>487 509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string" office:string-value="" calcext:value-type="error">
            <text:p>#DIV/0!</text:p>
          </table:table-cell>
          <table:table-cell table:formula="of:=AVERAGE([.F132:.F136])" office:value-type="string" office:string-value="" calcext:value-type="error">
            <text:p>#DIV/0!</text:p>
          </table:table-cell>
          <table:table-cell table:formula="of:=AVERAGE([.F131:.F137])" office:value-type="string" office:string-value="" calcext:value-type="error">
            <text:p>#DIV/0!</text:p>
          </table:table-cell>
          <table:table-cell table:formula="of:=AVERAGE([.H133:.H135])" office:value-type="string" office:string-value="" calcext:value-type="error">
            <text:p>#DIV/0!</text:p>
          </table:table-cell>
          <table:table-cell table:formula="of:=AVERAGE([.H132:.H136])" office:value-type="string" office:string-value="" calcext:value-type="error">
            <text:p>#DIV/0!</text:p>
          </table:table-cell>
          <table:table-cell table:formula="of:=AVERAGE([.H131:.H137])" office:value-type="string" office:string-value="" calcext:value-type="error">
            <text:p>#DIV/0!</text:p>
          </table:table-cell>
          <table:table-cell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/>
          <table:table-cell table:formula="of:= [.D134] + [.C135]" office:value-type="float" office:value="1720517" calcext:value-type="float">
            <text:p>1 720 517</text:p>
          </table:table-cell>
          <table:table-cell/>
          <table:table-cell table:style-name="ce9"/>
          <table:table-cell table:style-name="ce5" table:formula="of:= [.G134] + [.F135]" office:value-type="float" office:value="83492" calcext:value-type="float">
            <text:p>83 492</text:p>
          </table:table-cell>
          <table:table-cell table:style-name="ce5"/>
          <table:table-cell table:formula="of:= [.I134] + [.H135]" office:value-type="float" office:value="487509" calcext:value-type="float">
            <text:p>487 509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string" office:string-value="" calcext:value-type="error">
            <text:p>#DIV/0!</text:p>
          </table:table-cell>
          <table:table-cell table:formula="of:=AVERAGE([.F133:.F137])" office:value-type="string" office:string-value="" calcext:value-type="error">
            <text:p>#DIV/0!</text:p>
          </table:table-cell>
          <table:table-cell table:formula="of:=AVERAGE([.F132:.F138])" office:value-type="string" office:string-value="" calcext:value-type="error">
            <text:p>#DIV/0!</text:p>
          </table:table-cell>
          <table:table-cell table:formula="of:=AVERAGE([.H134:.H136])" office:value-type="string" office:string-value="" calcext:value-type="error">
            <text:p>#DIV/0!</text:p>
          </table:table-cell>
          <table:table-cell table:formula="of:=AVERAGE([.H133:.H137])" office:value-type="string" office:string-value="" calcext:value-type="error">
            <text:p>#DIV/0!</text:p>
          </table:table-cell>
          <table:table-cell table:formula="of:=AVERAGE([.H132:.H138])" office:value-type="string" office:string-value="" calcext:value-type="error">
            <text:p>#DIV/0!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/>
          <table:table-cell table:formula="of:= [.D135] + [.C136]" office:value-type="float" office:value="1720517" calcext:value-type="float">
            <text:p>1 720 517</text:p>
          </table:table-cell>
          <table:table-cell/>
          <table:table-cell table:style-name="ce9"/>
          <table:table-cell table:style-name="ce5" table:formula="of:= [.G135] + [.F136]" office:value-type="float" office:value="83492" calcext:value-type="float">
            <text:p>83 492</text:p>
          </table:table-cell>
          <table:table-cell table:style-name="ce5"/>
          <table:table-cell table:formula="of:= [.I135] + [.H136]" office:value-type="float" office:value="487509" calcext:value-type="float">
            <text:p>487 509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string" office:string-value="" calcext:value-type="error">
            <text:p>#DIV/0!</text:p>
          </table:table-cell>
          <table:table-cell table:formula="of:=AVERAGE([.F134:.F138])" office:value-type="string" office:string-value="" calcext:value-type="error">
            <text:p>#DIV/0!</text:p>
          </table:table-cell>
          <table:table-cell table:formula="of:=AVERAGE([.F133:.F139])" office:value-type="string" office:string-value="" calcext:value-type="error">
            <text:p>#DIV/0!</text:p>
          </table:table-cell>
          <table:table-cell table:formula="of:=AVERAGE([.H135:.H137])" office:value-type="string" office:string-value="" calcext:value-type="error">
            <text:p>#DIV/0!</text:p>
          </table:table-cell>
          <table:table-cell table:formula="of:=AVERAGE([.H134:.H138])" office:value-type="string" office:string-value="" calcext:value-type="error">
            <text:p>#DIV/0!</text:p>
          </table:table-cell>
          <table:table-cell table:formula="of:=AVERAGE([.H133:.H139])" office:value-type="string" office:string-value="" calcext:value-type="error">
            <text:p>#DIV/0!</text:p>
          </table:table-cell>
          <table:table-cell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formula="of:= AVERAGE([.T133:.T139])" office:value-type="string" office:string-value="" calcext:value-type="error">
            <text:p>#DIV/0!</text:p>
          </table:table-cell>
          <table:table-cell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/>
          <table:table-cell table:formula="of:= [.D136] + [.C137]" office:value-type="float" office:value="1720517" calcext:value-type="float">
            <text:p>1 720 517</text:p>
          </table:table-cell>
          <table:table-cell/>
          <table:table-cell table:style-name="ce9"/>
          <table:table-cell table:style-name="ce5" table:formula="of:= [.G136] + [.F137]" office:value-type="float" office:value="83492" calcext:value-type="float">
            <text:p>83 492</text:p>
          </table:table-cell>
          <table:table-cell table:style-name="ce5"/>
          <table:table-cell table:formula="of:= [.I136] + [.H137]" office:value-type="float" office:value="487509" calcext:value-type="float">
            <text:p>487 509</text:p>
          </table:table-cell>
          <table:table-cell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string" office:string-value="" calcext:value-type="error">
            <text:p>#DIV/0!</text:p>
          </table:table-cell>
          <table:table-cell table:formula="of:=AVERAGE([.F135:.F139])" office:value-type="string" office:string-value="" calcext:value-type="error">
            <text:p>#DIV/0!</text:p>
          </table:table-cell>
          <table:table-cell table:formula="of:=AVERAGE([.F134:.F140])" office:value-type="string" office:string-value="" calcext:value-type="error">
            <text:p>#DIV/0!</text:p>
          </table:table-cell>
          <table:table-cell table:formula="of:=AVERAGE([.H136:.H138])" office:value-type="string" office:string-value="" calcext:value-type="error">
            <text:p>#DIV/0!</text:p>
          </table:table-cell>
          <table:table-cell table:formula="of:=AVERAGE([.H135:.H139])" office:value-type="string" office:string-value="" calcext:value-type="error">
            <text:p>#DIV/0!</text:p>
          </table:table-cell>
          <table:table-cell table:formula="of:=AVERAGE([.H134:.H140])" office:value-type="string" office:string-value="" calcext:value-type="error">
            <text:p>#DIV/0!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/>
          <table:table-cell table:formula="of:= [.D137] + [.C138]" office:value-type="float" office:value="1720517" calcext:value-type="float">
            <text:p>1 720 517</text:p>
          </table:table-cell>
          <table:table-cell/>
          <table:table-cell table:style-name="ce9"/>
          <table:table-cell table:style-name="ce5" table:formula="of:= [.G137] + [.F138]" office:value-type="float" office:value="83492" calcext:value-type="float">
            <text:p>83 492</text:p>
          </table:table-cell>
          <table:table-cell table:style-name="ce5"/>
          <table:table-cell table:formula="of:= [.I137] + [.H138]" office:value-type="float" office:value="487509" calcext:value-type="float">
            <text:p>487 509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string" office:string-value="" calcext:value-type="error">
            <text:p>#DIV/0!</text:p>
          </table:table-cell>
          <table:table-cell table:formula="of:=AVERAGE([.F136:.F140])" office:value-type="string" office:string-value="" calcext:value-type="error">
            <text:p>#DIV/0!</text:p>
          </table:table-cell>
          <table:table-cell table:formula="of:=AVERAGE([.F135:.F141])" office:value-type="string" office:string-value="" calcext:value-type="error">
            <text:p>#DIV/0!</text:p>
          </table:table-cell>
          <table:table-cell table:formula="of:=AVERAGE([.H137:.H139])" office:value-type="string" office:string-value="" calcext:value-type="error">
            <text:p>#DIV/0!</text:p>
          </table:table-cell>
          <table:table-cell table:formula="of:=AVERAGE([.H136:.H140])" office:value-type="string" office:string-value="" calcext:value-type="error">
            <text:p>#DIV/0!</text:p>
          </table:table-cell>
          <table:table-cell table:formula="of:=AVERAGE([.H135:.H141])" office:value-type="string" office:string-value="" calcext:value-type="error">
            <text:p>#DIV/0!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/>
          <table:table-cell table:formula="of:= [.D138] + [.C139]" office:value-type="float" office:value="1720517" calcext:value-type="float">
            <text:p>1 720 517</text:p>
          </table:table-cell>
          <table:table-cell/>
          <table:table-cell table:style-name="ce9"/>
          <table:table-cell table:style-name="ce5" table:formula="of:= [.G138] + [.F139]" office:value-type="float" office:value="83492" calcext:value-type="float">
            <text:p>83 492</text:p>
          </table:table-cell>
          <table:table-cell table:style-name="ce5"/>
          <table:table-cell table:formula="of:= [.I138] + [.H139]" office:value-type="float" office:value="487509" calcext:value-type="float">
            <text:p>487 509</text:p>
          </table:table-cell>
          <table:table-cell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string" office:string-value="" calcext:value-type="error">
            <text:p>#DIV/0!</text:p>
          </table:table-cell>
          <table:table-cell table:formula="of:=AVERAGE([.F137:.F141])" office:value-type="string" office:string-value="" calcext:value-type="error">
            <text:p>#DIV/0!</text:p>
          </table:table-cell>
          <table:table-cell table:formula="of:=AVERAGE([.F136:.F142])" office:value-type="string" office:string-value="" calcext:value-type="error">
            <text:p>#DIV/0!</text:p>
          </table:table-cell>
          <table:table-cell table:formula="of:=AVERAGE([.H138:.H140])" office:value-type="string" office:string-value="" calcext:value-type="error">
            <text:p>#DIV/0!</text:p>
          </table:table-cell>
          <table:table-cell table:formula="of:=AVERAGE([.H137:.H141])" office:value-type="string" office:string-value="" calcext:value-type="error">
            <text:p>#DIV/0!</text:p>
          </table:table-cell>
          <table:table-cell table:formula="of:=AVERAGE([.H136:.H142])" office:value-type="string" office:string-value="" calcext:value-type="error">
            <text:p>#DIV/0!</text:p>
          </table:table-cell>
          <table:table-cell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/>
          <table:table-cell table:formula="of:= [.D139] + [.C140]" office:value-type="float" office:value="1720517" calcext:value-type="float">
            <text:p>1 720 517</text:p>
          </table:table-cell>
          <table:table-cell/>
          <table:table-cell table:style-name="ce9"/>
          <table:table-cell table:style-name="ce5" table:formula="of:= [.G139] + [.F140]" office:value-type="float" office:value="83492" calcext:value-type="float">
            <text:p>83 492</text:p>
          </table:table-cell>
          <table:table-cell table:style-name="ce5"/>
          <table:table-cell table:formula="of:= [.I139] + [.H140]" office:value-type="float" office:value="487509" calcext:value-type="float">
            <text:p>487 509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string" office:string-value="" calcext:value-type="error">
            <text:p>#DIV/0!</text:p>
          </table:table-cell>
          <table:table-cell table:formula="of:=AVERAGE([.F138:.F142])" office:value-type="string" office:string-value="" calcext:value-type="error">
            <text:p>#DIV/0!</text:p>
          </table:table-cell>
          <table:table-cell table:formula="of:=AVERAGE([.F137:.F143])" office:value-type="string" office:string-value="" calcext:value-type="error">
            <text:p>#DIV/0!</text:p>
          </table:table-cell>
          <table:table-cell table:formula="of:=AVERAGE([.H139:.H141])" office:value-type="string" office:string-value="" calcext:value-type="error">
            <text:p>#DIV/0!</text:p>
          </table:table-cell>
          <table:table-cell table:formula="of:=AVERAGE([.H138:.H142])" office:value-type="string" office:string-value="" calcext:value-type="error">
            <text:p>#DIV/0!</text:p>
          </table:table-cell>
          <table:table-cell table:formula="of:=AVERAGE([.H137:.H143])" office:value-type="string" office:string-value="" calcext:value-type="error">
            <text:p>#DIV/0!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/>
          <table:table-cell table:formula="of:= [.D140] + [.C141]" office:value-type="float" office:value="1720517" calcext:value-type="float">
            <text:p>1 720 517</text:p>
          </table:table-cell>
          <table:table-cell/>
          <table:table-cell table:style-name="ce9"/>
          <table:table-cell table:style-name="ce5" table:formula="of:= [.G140] + [.F141]" office:value-type="float" office:value="83492" calcext:value-type="float">
            <text:p>83 492</text:p>
          </table:table-cell>
          <table:table-cell table:style-name="ce5"/>
          <table:table-cell table:formula="of:= [.I140] + [.H141]" office:value-type="float" office:value="487509" calcext:value-type="float">
            <text:p>487 509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string" office:string-value="" calcext:value-type="error">
            <text:p>#DIV/0!</text:p>
          </table:table-cell>
          <table:table-cell table:formula="of:=AVERAGE([.F139:.F143])" office:value-type="string" office:string-value="" calcext:value-type="error">
            <text:p>#DIV/0!</text:p>
          </table:table-cell>
          <table:table-cell table:formula="of:=AVERAGE([.F138:.F144])" office:value-type="string" office:string-value="" calcext:value-type="error">
            <text:p>#DIV/0!</text:p>
          </table:table-cell>
          <table:table-cell table:formula="of:=AVERAGE([.H140:.H142])" office:value-type="string" office:string-value="" calcext:value-type="error">
            <text:p>#DIV/0!</text:p>
          </table:table-cell>
          <table:table-cell table:formula="of:=AVERAGE([.H139:.H143])" office:value-type="string" office:string-value="" calcext:value-type="error">
            <text:p>#DIV/0!</text:p>
          </table:table-cell>
          <table:table-cell table:formula="of:=AVERAGE([.H138:.H144])" office:value-type="string" office:string-value="" calcext:value-type="error">
            <text:p>#DIV/0!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/>
          <table:table-cell table:formula="of:= [.D141] + [.C142]" office:value-type="float" office:value="1720517" calcext:value-type="float">
            <text:p>1 720 517</text:p>
          </table:table-cell>
          <table:table-cell/>
          <table:table-cell table:style-name="ce9"/>
          <table:table-cell table:style-name="ce5" table:formula="of:= [.G141] + [.F142]" office:value-type="float" office:value="83492" calcext:value-type="float">
            <text:p>83 492</text:p>
          </table:table-cell>
          <table:table-cell table:style-name="ce5"/>
          <table:table-cell table:formula="of:= [.I141] + [.H142]" office:value-type="float" office:value="487509" calcext:value-type="float">
            <text:p>487 509</text:p>
          </table:table-cell>
          <table:table-cell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string" office:string-value="" calcext:value-type="error">
            <text:p>#DIV/0!</text:p>
          </table:table-cell>
          <table:table-cell table:formula="of:=AVERAGE([.F140:.F144])" office:value-type="string" office:string-value="" calcext:value-type="error">
            <text:p>#DIV/0!</text:p>
          </table:table-cell>
          <table:table-cell table:formula="of:=AVERAGE([.F139:.F145])" office:value-type="string" office:string-value="" calcext:value-type="error">
            <text:p>#DIV/0!</text:p>
          </table:table-cell>
          <table:table-cell table:formula="of:=AVERAGE([.H141:.H143])" office:value-type="string" office:string-value="" calcext:value-type="error">
            <text:p>#DIV/0!</text:p>
          </table:table-cell>
          <table:table-cell table:formula="of:=AVERAGE([.H140:.H144])" office:value-type="string" office:string-value="" calcext:value-type="error">
            <text:p>#DIV/0!</text:p>
          </table:table-cell>
          <table:table-cell table:formula="of:=AVERAGE([.H139:.H145])" office:value-type="string" office:string-value="" calcext:value-type="error">
            <text:p>#DIV/0!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/>
          <table:table-cell table:formula="of:= [.D142] + [.C143]" office:value-type="float" office:value="1720517" calcext:value-type="float">
            <text:p>1 720 517</text:p>
          </table:table-cell>
          <table:table-cell/>
          <table:table-cell table:style-name="ce9"/>
          <table:table-cell table:style-name="ce5" table:formula="of:= [.G142] + [.F143]" office:value-type="float" office:value="83492" calcext:value-type="float">
            <text:p>83 492</text:p>
          </table:table-cell>
          <table:table-cell table:style-name="ce5"/>
          <table:table-cell table:formula="of:= [.I142] + [.H143]" office:value-type="float" office:value="487509" calcext:value-type="float">
            <text:p>487 509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string" office:string-value="" calcext:value-type="error">
            <text:p>#DIV/0!</text:p>
          </table:table-cell>
          <table:table-cell table:formula="of:=AVERAGE([.F141:.F145])" office:value-type="string" office:string-value="" calcext:value-type="error">
            <text:p>#DIV/0!</text:p>
          </table:table-cell>
          <table:table-cell table:formula="of:=AVERAGE([.F140:.F146])" office:value-type="string" office:string-value="" calcext:value-type="error">
            <text:p>#DIV/0!</text:p>
          </table:table-cell>
          <table:table-cell table:formula="of:=AVERAGE([.H142:.H144])" office:value-type="string" office:string-value="" calcext:value-type="error">
            <text:p>#DIV/0!</text:p>
          </table:table-cell>
          <table:table-cell table:formula="of:=AVERAGE([.H141:.H145])" office:value-type="string" office:string-value="" calcext:value-type="error">
            <text:p>#DIV/0!</text:p>
          </table:table-cell>
          <table:table-cell table:formula="of:=AVERAGE([.H140:.H146])" office:value-type="string" office:string-value="" calcext:value-type="error">
            <text:p>#DIV/0!</text:p>
          </table:table-cell>
          <table:table-cell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formula="of:= AVERAGE([.T140:.T146])" office:value-type="string" office:string-value="" calcext:value-type="error">
            <text:p>#DIV/0!</text:p>
          </table:table-cell>
          <table:table-cell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/>
          <table:table-cell table:formula="of:= [.D143] + [.C144]" office:value-type="float" office:value="1720517" calcext:value-type="float">
            <text:p>1 720 517</text:p>
          </table:table-cell>
          <table:table-cell/>
          <table:table-cell table:style-name="ce9"/>
          <table:table-cell table:style-name="ce5" table:formula="of:= [.G143] + [.F144]" office:value-type="float" office:value="83492" calcext:value-type="float">
            <text:p>83 492</text:p>
          </table:table-cell>
          <table:table-cell table:style-name="ce5"/>
          <table:table-cell table:formula="of:= [.I143] + [.H144]" office:value-type="float" office:value="487509" calcext:value-type="float">
            <text:p>487 509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string" office:string-value="" calcext:value-type="error">
            <text:p>#DIV/0!</text:p>
          </table:table-cell>
          <table:table-cell table:formula="of:=AVERAGE([.F142:.F146])" office:value-type="string" office:string-value="" calcext:value-type="error">
            <text:p>#DIV/0!</text:p>
          </table:table-cell>
          <table:table-cell table:formula="of:=AVERAGE([.F141:.F147])" office:value-type="string" office:string-value="" calcext:value-type="error">
            <text:p>#DIV/0!</text:p>
          </table:table-cell>
          <table:table-cell table:formula="of:=AVERAGE([.H143:.H145])" office:value-type="string" office:string-value="" calcext:value-type="error">
            <text:p>#DIV/0!</text:p>
          </table:table-cell>
          <table:table-cell table:formula="of:=AVERAGE([.H142:.H146])" office:value-type="string" office:string-value="" calcext:value-type="error">
            <text:p>#DIV/0!</text:p>
          </table:table-cell>
          <table:table-cell table:formula="of:=AVERAGE([.H141:.H147])" office:value-type="string" office:string-value="" calcext:value-type="error">
            <text:p>#DIV/0!</text:p>
          </table:table-cell>
          <table:table-cell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/>
          <table:table-cell table:formula="of:= [.D144] + [.C145]" office:value-type="float" office:value="1720517" calcext:value-type="float">
            <text:p>1 720 517</text:p>
          </table:table-cell>
          <table:table-cell/>
          <table:table-cell table:style-name="ce9"/>
          <table:table-cell table:style-name="ce5" table:formula="of:= [.G144] + [.F145]" office:value-type="float" office:value="83492" calcext:value-type="float">
            <text:p>83 492</text:p>
          </table:table-cell>
          <table:table-cell table:style-name="ce5"/>
          <table:table-cell table:formula="of:= [.I144] + [.H145]" office:value-type="float" office:value="487509" calcext:value-type="float">
            <text:p>487 509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string" office:string-value="" calcext:value-type="error">
            <text:p>#DIV/0!</text:p>
          </table:table-cell>
          <table:table-cell table:formula="of:=AVERAGE([.F143:.F147])" office:value-type="string" office:string-value="" calcext:value-type="error">
            <text:p>#DIV/0!</text:p>
          </table:table-cell>
          <table:table-cell table:formula="of:=AVERAGE([.F142:.F148])" office:value-type="string" office:string-value="" calcext:value-type="error">
            <text:p>#DIV/0!</text:p>
          </table:table-cell>
          <table:table-cell table:formula="of:=AVERAGE([.H144:.H146])" office:value-type="string" office:string-value="" calcext:value-type="error">
            <text:p>#DIV/0!</text:p>
          </table:table-cell>
          <table:table-cell table:formula="of:=AVERAGE([.H143:.H147])" office:value-type="string" office:string-value="" calcext:value-type="error">
            <text:p>#DIV/0!</text:p>
          </table:table-cell>
          <table:table-cell table:formula="of:=AVERAGE([.H142:.H148])" office:value-type="string" office:string-value="" calcext:value-type="error">
            <text:p>#DIV/0!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/>
          <table:table-cell table:formula="of:= [.D145] + [.C146]" office:value-type="float" office:value="1720517" calcext:value-type="float">
            <text:p>1 720 517</text:p>
          </table:table-cell>
          <table:table-cell/>
          <table:table-cell table:style-name="ce9"/>
          <table:table-cell table:style-name="ce5" table:formula="of:= [.G145] + [.F146]" office:value-type="float" office:value="83492" calcext:value-type="float">
            <text:p>83 492</text:p>
          </table:table-cell>
          <table:table-cell table:style-name="ce5"/>
          <table:table-cell table:formula="of:= [.I145] + [.H146]" office:value-type="float" office:value="487509" calcext:value-type="float">
            <text:p>487 509</text:p>
          </table:table-cell>
          <table:table-cell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string" office:string-value="" calcext:value-type="error">
            <text:p>#DIV/0!</text:p>
          </table:table-cell>
          <table:table-cell table:formula="of:=AVERAGE([.F144:.F148])" office:value-type="string" office:string-value="" calcext:value-type="error">
            <text:p>#DIV/0!</text:p>
          </table:table-cell>
          <table:table-cell table:formula="of:=AVERAGE([.F143:.F149])" office:value-type="string" office:string-value="" calcext:value-type="error">
            <text:p>#DIV/0!</text:p>
          </table:table-cell>
          <table:table-cell table:formula="of:=AVERAGE([.H145:.H147])" office:value-type="string" office:string-value="" calcext:value-type="error">
            <text:p>#DIV/0!</text:p>
          </table:table-cell>
          <table:table-cell table:formula="of:=AVERAGE([.H144:.H148])" office:value-type="string" office:string-value="" calcext:value-type="error">
            <text:p>#DIV/0!</text:p>
          </table:table-cell>
          <table:table-cell table:formula="of:=AVERAGE([.H143:.H149])" office:value-type="string" office:string-value="" calcext:value-type="error">
            <text:p>#DIV/0!</text:p>
          </table:table-cell>
          <table:table-cell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/>
          <table:table-cell table:formula="of:= [.D146] + [.C147]" office:value-type="float" office:value="1720517" calcext:value-type="float">
            <text:p>1 720 517</text:p>
          </table:table-cell>
          <table:table-cell/>
          <table:table-cell table:style-name="ce9"/>
          <table:table-cell table:style-name="ce5" table:formula="of:= [.G146] + [.F147]" office:value-type="float" office:value="83492" calcext:value-type="float">
            <text:p>83 492</text:p>
          </table:table-cell>
          <table:table-cell table:style-name="ce5"/>
          <table:table-cell table:formula="of:= [.I146] + [.H147]" office:value-type="float" office:value="487509" calcext:value-type="float">
            <text:p>487 509</text:p>
          </table:table-cell>
          <table:table-cell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string" office:string-value="" calcext:value-type="error">
            <text:p>#DIV/0!</text:p>
          </table:table-cell>
          <table:table-cell table:formula="of:=AVERAGE([.F145:.F149])" office:value-type="string" office:string-value="" calcext:value-type="error">
            <text:p>#DIV/0!</text:p>
          </table:table-cell>
          <table:table-cell table:formula="of:=AVERAGE([.F144:.F150])" office:value-type="string" office:string-value="" calcext:value-type="error">
            <text:p>#DIV/0!</text:p>
          </table:table-cell>
          <table:table-cell table:formula="of:=AVERAGE([.H146:.H148])" office:value-type="string" office:string-value="" calcext:value-type="error">
            <text:p>#DIV/0!</text:p>
          </table:table-cell>
          <table:table-cell table:formula="of:=AVERAGE([.H145:.H149])" office:value-type="string" office:string-value="" calcext:value-type="error">
            <text:p>#DIV/0!</text:p>
          </table:table-cell>
          <table:table-cell table:formula="of:=AVERAGE([.H144:.H150])" office:value-type="string" office:string-value="" calcext:value-type="error">
            <text:p>#DIV/0!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/>
          <table:table-cell table:formula="of:= [.D147] + [.C148]" office:value-type="float" office:value="1720517" calcext:value-type="float">
            <text:p>1 720 517</text:p>
          </table:table-cell>
          <table:table-cell/>
          <table:table-cell table:style-name="ce9"/>
          <table:table-cell table:style-name="ce5" table:formula="of:= [.G147] + [.F148]" office:value-type="float" office:value="83492" calcext:value-type="float">
            <text:p>83 492</text:p>
          </table:table-cell>
          <table:table-cell table:style-name="ce5"/>
          <table:table-cell table:formula="of:= [.I147] + [.H148]" office:value-type="float" office:value="487509" calcext:value-type="float">
            <text:p>487 509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string" office:string-value="" calcext:value-type="error">
            <text:p>#DIV/0!</text:p>
          </table:table-cell>
          <table:table-cell table:formula="of:=AVERAGE([.F146:.F150])" office:value-type="string" office:string-value="" calcext:value-type="error">
            <text:p>#DIV/0!</text:p>
          </table:table-cell>
          <table:table-cell table:formula="of:=AVERAGE([.F145:.F151])" office:value-type="string" office:string-value="" calcext:value-type="error">
            <text:p>#DIV/0!</text:p>
          </table:table-cell>
          <table:table-cell table:formula="of:=AVERAGE([.H147:.H149])" office:value-type="string" office:string-value="" calcext:value-type="error">
            <text:p>#DIV/0!</text:p>
          </table:table-cell>
          <table:table-cell table:formula="of:=AVERAGE([.H146:.H150])" office:value-type="string" office:string-value="" calcext:value-type="error">
            <text:p>#DIV/0!</text:p>
          </table:table-cell>
          <table:table-cell table:formula="of:=AVERAGE([.H145:.H151])" office:value-type="string" office:string-value="" calcext:value-type="error">
            <text:p>#DIV/0!</text:p>
          </table:table-cell>
          <table:table-cell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/>
          <table:table-cell table:formula="of:= [.D148] + [.C149]" office:value-type="float" office:value="1720517" calcext:value-type="float">
            <text:p>1 720 517</text:p>
          </table:table-cell>
          <table:table-cell/>
          <table:table-cell table:style-name="ce9"/>
          <table:table-cell table:style-name="ce5" table:formula="of:= [.G148] + [.F149]" office:value-type="float" office:value="83492" calcext:value-type="float">
            <text:p>83 492</text:p>
          </table:table-cell>
          <table:table-cell table:style-name="ce5"/>
          <table:table-cell table:formula="of:= [.I148] + [.H149]" office:value-type="float" office:value="487509" calcext:value-type="float">
            <text:p>487 509</text:p>
          </table:table-cell>
          <table:table-cell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string" office:string-value="" calcext:value-type="error">
            <text:p>#DIV/0!</text:p>
          </table:table-cell>
          <table:table-cell table:formula="of:=AVERAGE([.F147:.F151])" office:value-type="string" office:string-value="" calcext:value-type="error">
            <text:p>#DIV/0!</text:p>
          </table:table-cell>
          <table:table-cell table:formula="of:=AVERAGE([.F146:.F152])" office:value-type="string" office:string-value="" calcext:value-type="error">
            <text:p>#DIV/0!</text:p>
          </table:table-cell>
          <table:table-cell table:formula="of:=AVERAGE([.H148:.H150])" office:value-type="string" office:string-value="" calcext:value-type="error">
            <text:p>#DIV/0!</text:p>
          </table:table-cell>
          <table:table-cell table:formula="of:=AVERAGE([.H147:.H151])" office:value-type="string" office:string-value="" calcext:value-type="error">
            <text:p>#DIV/0!</text:p>
          </table:table-cell>
          <table:table-cell table:formula="of:=AVERAGE([.H146:.H152])" office:value-type="string" office:string-value="" calcext:value-type="error">
            <text:p>#DIV/0!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/>
          <table:table-cell table:formula="of:= [.D149] + [.C150]" office:value-type="float" office:value="1720517" calcext:value-type="float">
            <text:p>1 720 517</text:p>
          </table:table-cell>
          <table:table-cell/>
          <table:table-cell table:style-name="ce9"/>
          <table:table-cell table:style-name="ce5" table:formula="of:= [.G149] + [.F150]" office:value-type="float" office:value="83492" calcext:value-type="float">
            <text:p>83 492</text:p>
          </table:table-cell>
          <table:table-cell table:style-name="ce5"/>
          <table:table-cell table:formula="of:= [.I149] + [.H150]" office:value-type="float" office:value="487509" calcext:value-type="float">
            <text:p>487 509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string" office:string-value="" calcext:value-type="error">
            <text:p>#DIV/0!</text:p>
          </table:table-cell>
          <table:table-cell table:formula="of:=AVERAGE([.F148:.F152])" office:value-type="string" office:string-value="" calcext:value-type="error">
            <text:p>#DIV/0!</text:p>
          </table:table-cell>
          <table:table-cell table:formula="of:=AVERAGE([.F147:.F153])" office:value-type="string" office:string-value="" calcext:value-type="error">
            <text:p>#DIV/0!</text:p>
          </table:table-cell>
          <table:table-cell table:formula="of:=AVERAGE([.H149:.H151])" office:value-type="string" office:string-value="" calcext:value-type="error">
            <text:p>#DIV/0!</text:p>
          </table:table-cell>
          <table:table-cell table:formula="of:=AVERAGE([.H148:.H152])" office:value-type="string" office:string-value="" calcext:value-type="error">
            <text:p>#DIV/0!</text:p>
          </table:table-cell>
          <table:table-cell table:formula="of:=AVERAGE([.H147:.H153])" office:value-type="string" office:string-value="" calcext:value-type="error">
            <text:p>#DIV/0!</text:p>
          </table:table-cell>
          <table:table-cell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/>
          <table:table-cell table:formula="of:= [.D150] + [.C151]" office:value-type="float" office:value="1720517" calcext:value-type="float">
            <text:p>1 720 517</text:p>
          </table:table-cell>
          <table:table-cell/>
          <table:table-cell table:style-name="ce9"/>
          <table:table-cell table:style-name="ce5" table:formula="of:= [.G150] + [.F151]" office:value-type="float" office:value="83492" calcext:value-type="float">
            <text:p>83 492</text:p>
          </table:table-cell>
          <table:table-cell table:style-name="ce5"/>
          <table:table-cell table:formula="of:= [.I150] + [.H151]" office:value-type="float" office:value="487509" calcext:value-type="float">
            <text:p>487 509</text:p>
          </table:table-cell>
          <table:table-cell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string" office:string-value="" calcext:value-type="error">
            <text:p>#DIV/0!</text:p>
          </table:table-cell>
          <table:table-cell table:formula="of:=AVERAGE([.F149:.F153])" office:value-type="string" office:string-value="" calcext:value-type="error">
            <text:p>#DIV/0!</text:p>
          </table:table-cell>
          <table:table-cell table:formula="of:=AVERAGE([.F148:.F154])" office:value-type="string" office:string-value="" calcext:value-type="error">
            <text:p>#DIV/0!</text:p>
          </table:table-cell>
          <table:table-cell table:formula="of:=AVERAGE([.H150:.H152])" office:value-type="string" office:string-value="" calcext:value-type="error">
            <text:p>#DIV/0!</text:p>
          </table:table-cell>
          <table:table-cell table:formula="of:=AVERAGE([.H149:.H153])" office:value-type="string" office:string-value="" calcext:value-type="error">
            <text:p>#DIV/0!</text:p>
          </table:table-cell>
          <table:table-cell table:formula="of:=AVERAGE([.H148:.H154])" office:value-type="string" office:string-value="" calcext:value-type="error">
            <text:p>#DIV/0!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/>
          <table:table-cell table:formula="of:= [.D151] + [.C152]" office:value-type="float" office:value="1720517" calcext:value-type="float">
            <text:p>1 720 517</text:p>
          </table:table-cell>
          <table:table-cell/>
          <table:table-cell table:style-name="ce9"/>
          <table:table-cell table:style-name="ce5" table:formula="of:= [.G151] + [.F152]" office:value-type="float" office:value="83492" calcext:value-type="float">
            <text:p>83 492</text:p>
          </table:table-cell>
          <table:table-cell table:style-name="ce5"/>
          <table:table-cell table:formula="of:= [.I151] + [.H152]" office:value-type="float" office:value="487509" calcext:value-type="float">
            <text:p>487 509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string" office:string-value="" calcext:value-type="error">
            <text:p>#DIV/0!</text:p>
          </table:table-cell>
          <table:table-cell table:formula="of:=AVERAGE([.F150:.F154])" office:value-type="string" office:string-value="" calcext:value-type="error">
            <text:p>#DIV/0!</text:p>
          </table:table-cell>
          <table:table-cell table:formula="of:=AVERAGE([.F149:.F155])" office:value-type="string" office:string-value="" calcext:value-type="error">
            <text:p>#DIV/0!</text:p>
          </table:table-cell>
          <table:table-cell table:formula="of:=AVERAGE([.H151:.H153])" office:value-type="string" office:string-value="" calcext:value-type="error">
            <text:p>#DIV/0!</text:p>
          </table:table-cell>
          <table:table-cell table:formula="of:=AVERAGE([.H150:.H154])" office:value-type="string" office:string-value="" calcext:value-type="error">
            <text:p>#DIV/0!</text:p>
          </table:table-cell>
          <table:table-cell table:formula="of:=AVERAGE([.H149:.H155])" office:value-type="string" office:string-value="" calcext:value-type="error">
            <text:p>#DIV/0!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/>
          <table:table-cell table:formula="of:= [.D152] + [.C153]" office:value-type="float" office:value="1720517" calcext:value-type="float">
            <text:p>1 720 517</text:p>
          </table:table-cell>
          <table:table-cell/>
          <table:table-cell table:style-name="ce9"/>
          <table:table-cell table:style-name="ce5" table:formula="of:= [.G152] + [.F153]" office:value-type="float" office:value="83492" calcext:value-type="float">
            <text:p>83 492</text:p>
          </table:table-cell>
          <table:table-cell table:style-name="ce5"/>
          <table:table-cell table:formula="of:= [.I152] + [.H153]" office:value-type="float" office:value="487509" calcext:value-type="float">
            <text:p>487 509</text:p>
          </table:table-cell>
          <table:table-cell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string" office:string-value="" calcext:value-type="error">
            <text:p>#DIV/0!</text:p>
          </table:table-cell>
          <table:table-cell table:formula="of:=AVERAGE([.F151:.F155])" office:value-type="string" office:string-value="" calcext:value-type="error">
            <text:p>#DIV/0!</text:p>
          </table:table-cell>
          <table:table-cell table:formula="of:=AVERAGE([.F150:.F156])" office:value-type="string" office:string-value="" calcext:value-type="error">
            <text:p>#DIV/0!</text:p>
          </table:table-cell>
          <table:table-cell table:formula="of:=AVERAGE([.H152:.H154])" office:value-type="string" office:string-value="" calcext:value-type="error">
            <text:p>#DIV/0!</text:p>
          </table:table-cell>
          <table:table-cell table:formula="of:=AVERAGE([.H151:.H155])" office:value-type="string" office:string-value="" calcext:value-type="error">
            <text:p>#DIV/0!</text:p>
          </table:table-cell>
          <table:table-cell table:formula="of:=AVERAGE([.H150:.H156])" office:value-type="string" office:string-value="" calcext:value-type="error">
            <text:p>#DIV/0!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70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70mm" svg:height="89.9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70mm" svg:height="89.9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70mm" svg:height="89.9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70mm" svg:height="89.9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.00.0000</text:date>, <text:time style:data-style-name="N2" text:time-value="15:07:51.060221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2-08T19:27:13.525368126</dc:date>
    <meta:editing-duration>P79DT21H12M32S</meta:editing-duration>
    <meta:editing-cycles>141</meta:editing-cycles>
    <meta:generator>LibreOffice/6.0.7.3$Linux_X86_64 LibreOffice_project/00m0$Build-3</meta:generator>
    <meta:document-statistic meta:table-count="2" meta:cell-count="337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491cm" svg:y="0.398cm" style:legend-expansion="custom" chartooo:width="6.579cm" chartooo:height="2.099cm" style:legend-expansion-aspect-ratio="3.13434969032873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4cm" svg:y="0.179cm" svg:width="25.921cm" svg:height="8.633cm">
          <chartooo:coordinate-region svg:x="1.488cm" svg:y="0.379cm" svg:width="24.311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">
                <text:p>4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8">
                <text:p>6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.2">
                <text:p>30.2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0.8">
                <text:p>10.8</text:p>
              </table:table-cell>
              <table:table-cell office:value-type="float" office:value="21.5714285714286">
                <text:p>21.571428571428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316cm" svg:y="0.398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4cm" svg:y="0.179cm" svg:width="25.921cm" svg:height="8.633cm">
          <chartooo:coordinate-region svg:x="1.986cm" svg:y="0.379cm" svg:width="24.004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057.85714285714">
                <text:p>4057.8571428571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165.4">
                <text:p>4165.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3878">
                <text:p>3878</text:p>
              </table:table-cell>
              <table:table-cell office:value-type="float" office:value="3256.2">
                <text:p>3256.2</text:p>
              </table:table-cell>
              <table:table-cell office:value-type="float" office:value="2975.28571428571">
                <text:p>2975.2857142857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261">
                <text:p>3261</text:p>
              </table:table-cell>
              <table:table-cell office:value-type="float" office:value="2437">
                <text:p>2437</text:p>
              </table:table-cell>
              <table:table-cell office:value-type="float" office:value="2326.8">
                <text:p>2326.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1087">
                <text:p>1087</text:p>
              </table:table-cell>
              <table:table-cell office:value-type="float" office:value="1462.4">
                <text:p>1462.4</text:p>
              </table:table-cell>
              <table:table-cell office:value-type="float" office:value="1662.14285714286">
                <text:p>1662.1428571428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52.4">
                <text:p>652.4</text:p>
              </table:table-cell>
              <table:table-cell office:value-type="float" office:value="1044.57142857143">
                <text:p>1044.57142857143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2.061cm" svg:y="5.833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T1:'daily-stats'.W1 'daily-stats'.T15:'daily-stats'.W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5970280003893">
                <text:p>1.0597028000389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96525096525096">
                <text:p>0.996525096525096</text:p>
              </table:table-cell>
              <table:table-cell office:value-type="float" office:value="1.0234093637455">
                <text:p>1.023409363745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38652938652937">
                <text:p>0.938652938652937</text:p>
              </table:table-cell>
              <table:table-cell office:value-type="float" office:value="0.985714285714286">
                <text:p>0.985714285714286</text:p>
              </table:table-cell>
              <table:table-cell office:value-type="float" office:value="0.965986394557823">
                <text:p>0.96598639455782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02616902616903">
                <text:p>0.902616902616903</text:p>
              </table:table-cell>
              <table:table-cell office:value-type="float" office:value="0.919047619047618">
                <text:p>0.919047619047618</text:p>
              </table:table-cell>
              <table:table-cell office:value-type="float" office:value="0.969649398220827">
                <text:p>0.96964939822082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878807378807379">
                <text:p>0.878807378807379</text:p>
              </table:table-cell>
              <table:table-cell office:value-type="float" office:value="0.913365013365013">
                <text:p>0.913365013365013</text:p>
              </table:table-cell>
              <table:table-cell office:value-type="float" office:value="0.942080475915062">
                <text:p>0.94208047591506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34973434973435">
                <text:p>0.934973434973435</text:p>
              </table:table-cell>
              <table:table-cell office:value-type="float" office:value="0.927149474517896">
                <text:p>0.927149474517896</text:p>
              </table:table-cell>
              <table:table-cell office:value-type="float" office:value="0.938326722161309">
                <text:p>0.9383267221613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.02564102564103">
                <text:p>1.02564102564103</text:p>
              </table:table-cell>
              <table:table-cell office:value-type="float" office:value="0.944219523166892">
                <text:p>0.944219523166892</text:p>
              </table:table-cell>
              <table:table-cell office:value-type="float" office:value="0.96127645864488">
                <text:p>0.96127645864488</text:p>
              </table:table-cell>
              <table:table-cell office:value-type="float" office:value="0.960095429644302">
                <text:p>0.96009542964430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73684210526316">
                <text:p>0.973684210526316</text:p>
              </table:table-cell>
              <table:table-cell office:value-type="float" office:value="1.00903433798171">
                <text:p>1.00903433798171</text:p>
              </table:table-cell>
              <table:table-cell office:value-type="float" office:value="0.983515840884262">
                <text:p>0.983515840884262</text:p>
              </table:table-cell>
              <table:table-cell office:value-type="float" office:value="1.0131566541341">
                <text:p>1.01315665413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2777777777778">
                <text:p>1.02777777777778</text:p>
              </table:table-cell>
              <table:table-cell office:value-type="float" office:value="1.01953494848232">
                <text:p>1.01953494848232</text:p>
              </table:table-cell>
              <table:table-cell office:value-type="float" office:value="1.06256345993188">
                <text:p>1.06256345993188</text:p>
              </table:table-cell>
              <table:table-cell office:value-type="float" office:value="1.04230723328468">
                <text:p>1.042307233284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5714285714286">
                <text:p>1.05714285714286</text:p>
              </table:table-cell>
              <table:table-cell office:value-type="float" office:value="1.10449735449735">
                <text:p>1.10449735449735</text:p>
              </table:table-cell>
              <table:table-cell office:value-type="float" office:value="1.08743525480368">
                <text:p>1.08743525480368</text:p>
              </table:table-cell>
              <table:table-cell office:value-type="float" office:value="1.10472679570424">
                <text:p>1.10472679570424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22857142857143">
                <text:p>1.22857142857143</text:p>
              </table:table-cell>
              <table:table-cell office:value-type="float" office:value="1.1452380952381">
                <text:p>1.1452380952381</text:p>
              </table:table-cell>
              <table:table-cell office:value-type="float" office:value="1.14675246675247">
                <text:p>1.14675246675247</text:p>
              </table:table-cell>
              <table:table-cell office:value-type="float" office:value="1.12036881134625">
                <text:p>1.12036881134625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15">
                <text:p>1.15</text:p>
              </table:table-cell>
              <table:table-cell office:value-type="float" office:value="1.21628056628057">
                <text:p>1.21628056628057</text:p>
              </table:table-cell>
              <table:table-cell office:value-type="float" office:value="1.16822393822394">
                <text:p>1.16822393822394</text:p>
              </table:table-cell>
              <table:table-cell office:value-type="float" office:value="1.16273824845253">
                <text:p>1.16273824845253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18513513513514">
                <text:p>1.18513513513514</text:p>
              </table:table-cell>
              <table:table-cell office:value-type="float" office:value="1.21084942084942">
                <text:p>1.21084942084942</text:p>
              </table:table-cell>
              <table:table-cell office:value-type="float" office:value="1.19863710411883">
                <text:p>1.19863710411883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22522522522523">
                <text:p>1.22522522522523</text:p>
              </table:table-cell>
              <table:table-cell office:value-type="float" office:value="1.22094908862351">
                <text:p>1.22094908862351</text:p>
              </table:table-cell>
              <table:table-cell office:value-type="float" office:value="1.22774091955805">
                <text:p>1.22774091955805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22815839094909">
                <text:p>1.22815839094909</text:p>
              </table:table-cell>
              <table:table-cell office:value-type="float" office:value="1.24312300166699">
                <text:p>1.24312300166699</text:p>
              </table:table-cell>
              <table:table-cell office:value-type="float" office:value="1.22244348143387">
                <text:p>1.2224434814338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7006986764317">
                <text:p>1.27006986764317</text:p>
              </table:table-cell>
              <table:table-cell office:value-type="float" office:value="1.22736681995336">
                <text:p>1.22736681995336</text:p>
              </table:table-cell>
              <table:table-cell office:value-type="float" office:value="1.22482443381482">
                <text:p>1.22482443381482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3367312625966">
                <text:p>1.23367312625966</text:p>
              </table:table-cell>
              <table:table-cell office:value-type="float" office:value="1.19533293623821">
                <text:p>1.1953329362382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19161233251761">
                <text:p>1.19161233251761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4">
                <text:p>0.893029662929334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6">
                <text:p>0.697798800161096</text:p>
              </table:table-cell>
              <table:table-cell office:value-type="float" office:value="0.707738196922717">
                <text:p>0.707738196922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3">
                <text:p>0.505234397350793</text:p>
              </table:table-cell>
              <table:table-cell office:value-type="float" office:value="0.521855887586288">
                <text:p>0.52185588758628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4">
                <text:p>0.334698140336454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21cm" svg:y="5.256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X1:'daily-stats'.AA1 'daily-stats'.X15:'daily-stats'.AA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70656038454989">
                <text:p>1.7065603845498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7755689144385">
                <text:p>1.67755689144385</text:p>
              </table:table-cell>
              <table:table-cell office:value-type="float" office:value="1.61737568620135">
                <text:p>1.6173756862013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8403499070216">
                <text:p>1.58403499070216</text:p>
              </table:table-cell>
              <table:table-cell office:value-type="float" office:value="1.53258874454506">
                <text:p>1.53258874454506</text:p>
              </table:table-cell>
              <table:table-cell office:value-type="float" office:value="1.4756019379968">
                <text:p>1.475601937996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41543751245764">
                <text:p>1.41543751245764</text:p>
              </table:table-cell>
              <table:table-cell office:value-type="float" office:value="1.3768517708115">
                <text:p>1.3768517708115</text:p>
              </table:table-cell>
              <table:table-cell office:value-type="float" office:value="1.33870681617297">
                <text:p>1.33870681617297</text:p>
              </table:table-cell>
              <table:table-cell office:value-type="float" office:value="1.29984647619243">
                <text:p>1.2998464761924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.11146975592501">
                <text:p>1.11146975592501</text:p>
              </table:table-cell>
              <table:table-cell office:value-type="float" office:value="1.11895554040533">
                <text:p>1.11895554040533</text:p>
              </table:table-cell>
              <table:table-cell office:value-type="float" office:value="1.11330738461124">
                <text:p>1.11330738461124</text:p>
              </table:table-cell>
              <table:table-cell office:value-type="float" office:value="1.10224518469575">
                <text:p>1.1022451846957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9959352833347">
                <text:p>0.829959352833347</text:p>
              </table:table-cell>
              <table:table-cell office:value-type="float" office:value="0.849150455515574">
                <text:p>0.849150455515574</text:p>
              </table:table-cell>
              <table:table-cell office:value-type="float" office:value="0.87580976664428">
                <text:p>0.87580976664428</text:p>
              </table:table-cell>
              <table:table-cell office:value-type="float" office:value="0.891445192239529">
                <text:p>0.8914451922395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606022257788365">
                <text:p>0.606022257788365</text:p>
              </table:table-cell>
              <table:table-cell office:value-type="float" office:value="0.617380521612917">
                <text:p>0.617380521612917</text:p>
              </table:table-cell>
              <table:table-cell office:value-type="float" office:value="0.644206157833442">
                <text:p>0.644206157833442</text:p>
              </table:table-cell>
              <table:table-cell office:value-type="float" office:value="0.680891024033689">
                <text:p>0.68089102403368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41615995421704">
                <text:p>0.41615995421704</text:p>
              </table:table-cell>
              <table:table-cell office:value-type="float" office:value="0.426533893469618">
                <text:p>0.426533893469618</text:p>
              </table:table-cell>
              <table:table-cell office:value-type="float" office:value="0.447865979970635">
                <text:p>0.447865979970635</text:p>
              </table:table-cell>
              <table:table-cell office:value-type="float" office:value="0.478692524339232">
                <text:p>0.47869252433923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25741946840345">
                <text:p>0.25741946840345</text:p>
              </table:table-cell>
              <table:table-cell office:value-type="float" office:value="0.267782763077154">
                <text:p>0.267782763077154</text:p>
              </table:table-cell>
              <table:table-cell office:value-type="float" office:value="0.281883712323253">
                <text:p>0.281883712323253</text:p>
              </table:table-cell>
              <table:table-cell office:value-type="float" office:value="0.319919904566555">
                <text:p>0.31991990456655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9768866610972">
                <text:p>0.129768866610972</text:p>
              </table:table-cell>
              <table:table-cell office:value-type="float" office:value="0.12907878320362">
                <text:p>0.12907878320362</text:p>
              </table:table-cell>
              <table:table-cell office:value-type="float" office:value="0.160691544268835">
                <text:p>0.160691544268835</text:p>
              </table:table-cell>
              <table:table-cell office:value-type="float" office:value="0.201366560957789">
                <text:p>0.20136656095778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0000480145964373169">
                <text:p>0.0000480145964373169</text:p>
              </table:table-cell>
              <table:table-cell office:value-type="float" office:value="0.0432927662412283">
                <text:p>0.0432927662412283</text:p>
              </table:table-cell>
              <table:table-cell office:value-type="float" office:value="0.0774767429398232">
                <text:p>0.0774767429398232</text:p>
              </table:table-cell>
              <table:table-cell office:value-type="float" office:value="0.114791952702308">
                <text:p>0.11479195270230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0000614175162756418">
                <text:p>0.0000614175162756418</text:p>
              </table:table-cell>
              <table:table-cell office:value-type="float" office:value="0.0000651265615646834">
                <text:p>0.0000651265615646834</text:p>
              </table:table-cell>
              <table:table-cell office:value-type="float" office:value="0.0259928492591332">
                <text:p>0.0259928492591332</text:p>
              </table:table-cell>
              <table:table-cell office:value-type="float" office:value="0.0553405306713023">
                <text:p>0.055340530671302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0000859475719810915">
                <text:p>0.0000859475719810915</text:p>
              </table:table-cell>
              <table:table-cell office:value-type="float" office:value="0.0000491216960855778">
                <text:p>0.0000491216960855778</text:p>
              </table:table-cell>
              <table:table-cell office:value-type="float" office:value="0.0000390759369388101">
                <text:p>0.0000390759369388101</text:p>
              </table:table-cell>
              <table:table-cell office:value-type="float" office:value="0.0185663208993808">
                <text:p>0.018566320899380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.0000286491906603638">
                <text:p>0.0000286491906603638</text:p>
              </table:table-cell>
              <table:table-cell office:value-type="float" office:value="0.0000294730176513467">
                <text:p>0.0000294730176513467</text:p>
              </table:table-cell>
              <table:table-cell office:value-type="float" office:value="0.142885054240671">
                <text:p>0.142885054240671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017189514396">
                <text:p>0.200017189514396</text:p>
              </table:table-cell>
              <table:table-cell office:value-type="float" office:value="0.285735337869751">
                <text:p>0.2857353378697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3.408cm" svg:y="0.378cm" style:legend-expansion="custom" chartooo:width="10.023cm" chartooo:height="2.2cm" style:legend-expansion-aspect-ratio="4.55590909090909" chart:style-name="ch2"/>
        <chart:plot-area chart:style-name="ch3" table:cell-range-address="'daily-stats'.B15:'daily-stats'.B100 'daily-stats'.J1:'daily-stats'.M1 'daily-stats'.J15:'daily-stats'.M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92.9722222222222">
                <text:p>92.972222222222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07.428571428571">
                <text:p>107.428571428571</text:p>
              </table:table-cell>
              <table:table-cell office:value-type="float" office:value="93.8857142857143">
                <text:p>93.8857142857143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177.714285714286">
                <text:p>177.714285714286</text:p>
              </table:table-cell>
              <table:table-cell office:value-type="float" office:value="90.5416666666667">
                <text:p>90.5416666666667</text:p>
              </table:table-cell>
              <table:table-cell office:value-type="float" office:value="90.8285714285714">
                <text:p>90.8285714285714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04">
                <text:p>104</text:p>
              </table:table-cell>
              <table:table-cell office:value-type="float" office:value="90.8571428571429">
                <text:p>90.8571428571429</text:p>
              </table:table-cell>
              <table:table-cell office:value-type="float" office:value="103.190476190476">
                <text:p>103.190476190476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75.3666666666667">
                <text:p>75.3666666666667</text:p>
              </table:table-cell>
              <table:table-cell office:value-type="float" office:value="87.2702702702703">
                <text:p>87.270270270270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0.6176470588235">
                <text:p>70.6176470588235</text:p>
              </table:table-cell>
              <table:table-cell office:value-type="float" office:value="88.0810810810811">
                <text:p>88.081081081081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83.5441176470588">
                <text:p>83.54411764705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37.927152317881">
                <text:p>137.927152317881</text:p>
              </table:table-cell>
              <table:table-cell office:value-type="float" office:value="94.8566037735849">
                <text:p>94.85660377358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  <table:table-cell office:value-type="float" office:value="137.927152317881">
                <text:p>137.9271523178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18518518519">
                <text:p>301.51851851851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071428571429">
                <text:p>831.071428571429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